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4.327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2.946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SE152558def_expre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</table:table-row>
        <table:table-row table:style-name="ro1">
          <table:table-cell office:value-type="string" calcext:value-type="string">
            <text:p>ENSG00000242261.1</text:p>
          </table:table-cell>
          <table:table-cell office:value-type="float" office:value="80.0659784468666" calcext:value-type="float">
            <text:p>80.0659784468666</text:p>
          </table:table-cell>
          <table:table-cell office:value-type="float" office:value="22.9030443887397" calcext:value-type="float">
            <text:p>22.9030443887397</text:p>
          </table:table-cell>
          <table:table-cell office:value-type="float" office:value="4.32861587066372" calcext:value-type="float">
            <text:p>4.32861587066372</text:p>
          </table:table-cell>
          <table:table-cell office:value-type="float" office:value="5.06005731235772" calcext:value-type="float">
            <text:p>5.06005731235772</text:p>
          </table:table-cell>
          <table:table-cell office:value-type="float" office:value="0.00000041913047695709" calcext:value-type="float">
            <text:p>4.1913047695709E-07</text:p>
          </table:table-cell>
          <table:table-cell office:value-type="float" office:value="0.00471871061974192" calcext:value-type="float">
            <text:p>0.00471871061974192</text:p>
          </table:table-cell>
        </table:table-row>
        <table:table-row table:style-name="ro1">
          <table:table-cell office:value-type="string" calcext:value-type="string">
            <text:p>ENSG00000254715.3</text:p>
          </table:table-cell>
          <table:table-cell office:value-type="float" office:value="37.5493078305044" calcext:value-type="float">
            <text:p>37.5493078305044</text:p>
          </table:table-cell>
          <table:table-cell office:value-type="float" office:value="9.03961001668884" calcext:value-type="float">
            <text:p>9.03961001668884</text:p>
          </table:table-cell>
          <table:table-cell office:value-type="float" office:value="1.49412854449037" calcext:value-type="float">
            <text:p>1.49412854449037</text:p>
          </table:table-cell>
          <table:table-cell office:value-type="float" office:value="5.38080210456797" calcext:value-type="float">
            <text:p>5.38080210456797</text:p>
          </table:table-cell>
          <table:table-cell office:value-type="float" office:value="0.00000007415467886546" calcext:value-type="float">
            <text:p>7.415467886546E-08</text:p>
          </table:table-cell>
          <table:table-cell office:value-type="float" office:value="0.00125228713934051" calcext:value-type="float">
            <text:p>0.00125228713934051</text:p>
          </table:table-cell>
        </table:table-row>
        <table:table-row table:style-name="ro1">
          <table:table-cell office:value-type="string" calcext:value-type="string">
            <text:p>ENSG00000211714.3</text:p>
          </table:table-cell>
          <table:table-cell office:value-type="float" office:value="18.7093771047276" calcext:value-type="float">
            <text:p>18.7093771047276</text:p>
          </table:table-cell>
          <table:table-cell office:value-type="float" office:value="8.03169776834187" calcext:value-type="float">
            <text:p>8.03169776834187</text:p>
          </table:table-cell>
          <table:table-cell office:value-type="float" office:value="1.57907250563502" calcext:value-type="float">
            <text:p>1.57907250563502</text:p>
          </table:table-cell>
          <table:table-cell office:value-type="float" office:value="4.45305566606273" calcext:value-type="float">
            <text:p>4.45305566606273</text:p>
          </table:table-cell>
          <table:table-cell office:value-type="float" office:value="0.00000846567952703436" calcext:value-type="float">
            <text:p>8.46567952703436E-06</text:p>
          </table:table-cell>
          <table:table-cell office:value-type="float" office:value="0.0259934841841441" calcext:value-type="float">
            <text:p>0.0259934841841441</text:p>
          </table:table-cell>
        </table:table-row>
        <table:table-row table:style-name="ro1">
          <table:table-cell office:value-type="string" calcext:value-type="string">
            <text:p>ENSG00000167779.7</text:p>
          </table:table-cell>
          <table:table-cell office:value-type="float" office:value="151.349050899949" calcext:value-type="float">
            <text:p>151.349050899949</text:p>
          </table:table-cell>
          <table:table-cell office:value-type="float" office:value="4.87837818012283" calcext:value-type="float">
            <text:p>4.87837818012283</text:p>
          </table:table-cell>
          <table:table-cell office:value-type="float" office:value="0.778936393987243" calcext:value-type="float">
            <text:p>0.778936393987243</text:p>
          </table:table-cell>
          <table:table-cell office:value-type="float" office:value="4.979069164133" calcext:value-type="float">
            <text:p>4.979069164133</text:p>
          </table:table-cell>
          <table:table-cell office:value-type="float" office:value="0.00000063890809361202" calcext:value-type="float">
            <text:p>6.3890809361202E-07</text:p>
          </table:table-cell>
          <table:table-cell office:value-type="float" office:value="0.00539478021543653" calcext:value-type="float">
            <text:p>0.00539478021543653</text:p>
          </table:table-cell>
        </table:table-row>
        <table:table-row table:style-name="ro1">
          <table:table-cell office:value-type="string" calcext:value-type="string">
            <text:p>ENSG00000128524.4</text:p>
          </table:table-cell>
          <table:table-cell office:value-type="float" office:value="150.661322892794" calcext:value-type="float">
            <text:p>150.661322892794</text:p>
          </table:table-cell>
          <table:table-cell office:value-type="float" office:value="2.98023486980813" calcext:value-type="float">
            <text:p>2.98023486980813</text:p>
          </table:table-cell>
          <table:table-cell office:value-type="float" office:value="0.455482079580122" calcext:value-type="float">
            <text:p>0.455482079580122</text:p>
          </table:table-cell>
          <table:table-cell office:value-type="float" office:value="4.34755824341886" calcext:value-type="float">
            <text:p>4.34755824341886</text:p>
          </table:table-cell>
          <table:table-cell office:value-type="float" office:value="0.000013766152097992" calcext:value-type="float">
            <text:p>1.3766152097992E-05</text:p>
          </table:table-cell>
          <table:table-cell office:value-type="float" office:value="0.0332108419364058" calcext:value-type="float">
            <text:p>0.0332108419364058</text:p>
          </table:table-cell>
        </table:table-row>
        <table:table-row table:style-name="ro1">
          <table:table-cell office:value-type="string" calcext:value-type="string">
            <text:p>ENSG00000166091.19</text:p>
          </table:table-cell>
          <table:table-cell office:value-type="float" office:value="195.480631675928" calcext:value-type="float">
            <text:p>195.480631675928</text:p>
          </table:table-cell>
          <table:table-cell office:value-type="float" office:value="2.93508635915203" calcext:value-type="float">
            <text:p>2.93508635915203</text:p>
          </table:table-cell>
          <table:table-cell office:value-type="float" office:value="0.442257684986186" calcext:value-type="float">
            <text:p>0.442257684986186</text:p>
          </table:table-cell>
          <table:table-cell office:value-type="float" office:value="4.37547254653692" calcext:value-type="float">
            <text:p>4.37547254653692</text:p>
          </table:table-cell>
          <table:table-cell office:value-type="float" office:value="0.0000121169692440823" calcext:value-type="float">
            <text:p>1.21169692440823E-05</text:p>
          </table:table-cell>
          <table:table-cell office:value-type="float" office:value="0.0314808181706831" calcext:value-type="float">
            <text:p>0.0314808181706831</text:p>
          </table:table-cell>
        </table:table-row>
        <table:table-row table:style-name="ro1">
          <table:table-cell office:value-type="string" calcext:value-type="string">
            <text:p>ENSG00000166090.8</text:p>
          </table:table-cell>
          <table:table-cell office:value-type="float" office:value="122.43263826098" calcext:value-type="float">
            <text:p>122.43263826098</text:p>
          </table:table-cell>
          <table:table-cell office:value-type="float" office:value="2.92587234675822" calcext:value-type="float">
            <text:p>2.92587234675822</text:p>
          </table:table-cell>
          <table:table-cell office:value-type="float" office:value="0.455542385385516" calcext:value-type="float">
            <text:p>0.455542385385516</text:p>
          </table:table-cell>
          <table:table-cell office:value-type="float" office:value="4.22764688543394" calcext:value-type="float">
            <text:p>4.22764688543394</text:p>
          </table:table-cell>
          <table:table-cell office:value-type="float" office:value="0.0000236148011578675" calcext:value-type="float">
            <text:p>2.36148011578675E-05</text:p>
          </table:table-cell>
          <table:table-cell office:value-type="float" office:value="0.0531726606071316" calcext:value-type="float">
            <text:p>0.0531726606071316</text:p>
          </table:table-cell>
        </table:table-row>
        <table:table-row table:style-name="ro1">
          <table:table-cell office:value-type="string" calcext:value-type="string">
            <text:p>ENSG00000236480.1</text:p>
          </table:table-cell>
          <table:table-cell office:value-type="float" office:value="185.207957101718" calcext:value-type="float">
            <text:p>185.207957101718</text:p>
          </table:table-cell>
          <table:table-cell office:value-type="float" office:value="2.48807516637147" calcext:value-type="float">
            <text:p>2.48807516637147</text:p>
          </table:table-cell>
          <table:table-cell office:value-type="float" office:value="0.365643912753775" calcext:value-type="float">
            <text:p>0.365643912753775</text:p>
          </table:table-cell>
          <table:table-cell office:value-type="float" office:value="4.06973865683781" calcext:value-type="float">
            <text:p>4.06973865683781</text:p>
          </table:table-cell>
          <table:table-cell office:value-type="float" office:value="0.0000470659044280565" calcext:value-type="float">
            <text:p>4.70659044280565E-05</text:p>
          </table:table-cell>
          <table:table-cell office:value-type="float" office:value="0.0935088777680946" calcext:value-type="float">
            <text:p>0.0935088777680946</text:p>
          </table:table-cell>
        </table:table-row>
        <table:table-row table:style-name="ro1">
          <table:table-cell office:value-type="string" calcext:value-type="string">
            <text:p>ENSG00000167633.18</text:p>
          </table:table-cell>
          <table:table-cell office:value-type="float" office:value="127.256241937605" calcext:value-type="float">
            <text:p>127.256241937605</text:p>
          </table:table-cell>
          <table:table-cell office:value-type="float" office:value="-5.92829304148134" calcext:value-type="float">
            <text:p>-5.92829304148134</text:p>
          </table:table-cell>
          <table:table-cell office:value-type="float" office:value="1.02532600132478" calcext:value-type="float">
            <text:p>1.02532600132478</text:p>
          </table:table-cell>
          <table:table-cell office:value-type="float" office:value="-4.8065620447679" calcext:value-type="float">
            <text:p>-4.8065620447679</text:p>
          </table:table-cell>
          <table:table-cell office:value-type="float" office:value="0.000001535478456467" calcext:value-type="float">
            <text:p>1.535478456467E-06</text:p>
          </table:table-cell>
          <table:table-cell office:value-type="float" office:value="0.0103721569734346" calcext:value-type="float">
            <text:p>0.0103721569734346</text:p>
          </table:table-cell>
        </table:table-row>
        <table:table-row table:style-name="ro1">
          <table:table-cell office:value-type="string" calcext:value-type="string">
            <text:p>ENSG00000174028.6</text:p>
          </table:table-cell>
          <table:table-cell office:value-type="float" office:value="23.675149319904" calcext:value-type="float">
            <text:p>23.675149319904</text:p>
          </table:table-cell>
          <table:table-cell office:value-type="float" office:value="-7.6826562805642" calcext:value-type="float">
            <text:p>-7.6826562805642</text:p>
          </table:table-cell>
          <table:table-cell office:value-type="float" office:value="1.63312997075111" calcext:value-type="float">
            <text:p>1.63312997075111</text:p>
          </table:table-cell>
          <table:table-cell office:value-type="float" office:value="-4.09193168960747" calcext:value-type="float">
            <text:p>-4.09193168960747</text:p>
          </table:table-cell>
          <table:table-cell office:value-type="float" office:value="0.000042779468166256" calcext:value-type="float">
            <text:p>4.2779468166256E-05</text:p>
          </table:table-cell>
          <table:table-cell office:value-type="float" office:value="0.0903047835822061" calcext:value-type="float">
            <text:p>0.0903047835822061</text:p>
          </table:table-cell>
        </table:table-row>
        <table:table-row table:style-name="ro1">
          <table:table-cell office:value-type="string" calcext:value-type="string">
            <text:p>ENSG00000261130.5</text:p>
          </table:table-cell>
          <table:table-cell office:value-type="float" office:value="43.7173375881339" calcext:value-type="float">
            <text:p>43.7173375881339</text:p>
          </table:table-cell>
          <table:table-cell office:value-type="float" office:value="-8.56047850088976" calcext:value-type="float">
            <text:p>-8.56047850088976</text:p>
          </table:table-cell>
          <table:table-cell office:value-type="float" office:value="1.63955033529108" calcext:value-type="float">
            <text:p>1.63955033529108</text:p>
          </table:table-cell>
          <table:table-cell office:value-type="float" office:value="-4.61131222271838" calcext:value-type="float">
            <text:p>-4.61131222271838</text:p>
          </table:table-cell>
          <table:table-cell office:value-type="float" office:value="0.00000400135011439009" calcext:value-type="float">
            <text:p>4.00135011439009E-06</text:p>
          </table:table-cell>
          <table:table-cell office:value-type="float" office:value="0.0161808447423163" calcext:value-type="float">
            <text:p>0.0161808447423163</text:p>
          </table:table-cell>
        </table:table-row>
        <table:table-row table:style-name="ro1">
          <table:table-cell office:value-type="string" calcext:value-type="string">
            <text:p>ENSG00000169188.4</text:p>
          </table:table-cell>
          <table:table-cell office:value-type="float" office:value="48.5008100131809" calcext:value-type="float">
            <text:p>48.5008100131809</text:p>
          </table:table-cell>
          <table:table-cell office:value-type="float" office:value="-8.71373149232474" calcext:value-type="float">
            <text:p>-8.71373149232474</text:p>
          </table:table-cell>
          <table:table-cell office:value-type="float" office:value="1.65352141240397" calcext:value-type="float">
            <text:p>1.65352141240397</text:p>
          </table:table-cell>
          <table:table-cell office:value-type="float" office:value="-4.6650327201449" calcext:value-type="float">
            <text:p>-4.6650327201449</text:p>
          </table:table-cell>
          <table:table-cell office:value-type="float" office:value="0.00000308567935004868" calcext:value-type="float">
            <text:p>3.08567935004868E-06</text:p>
          </table:table-cell>
          <table:table-cell office:value-type="float" office:value="0.0159674763761848" calcext:value-type="float">
            <text:p>0.0159674763761848</text:p>
          </table:table-cell>
        </table:table-row>
        <table:table-row table:style-name="ro1">
          <table:table-cell office:value-type="string" calcext:value-type="string">
            <text:p>ENSG00000232239.2</text:p>
          </table:table-cell>
          <table:table-cell office:value-type="float" office:value="55.2778689720165" calcext:value-type="float">
            <text:p>55.2778689720165</text:p>
          </table:table-cell>
          <table:table-cell office:value-type="float" office:value="-8.90641615394581" calcext:value-type="float">
            <text:p>-8.90641615394581</text:p>
          </table:table-cell>
          <table:table-cell office:value-type="float" office:value="1.73449810139753" calcext:value-type="float">
            <text:p>1.73449810139753</text:p>
          </table:table-cell>
          <table:table-cell office:value-type="float" office:value="-4.55833082064223" calcext:value-type="float">
            <text:p>-4.55833082064223</text:p>
          </table:table-cell>
          <table:table-cell office:value-type="float" office:value="0.00000515617745951103" calcext:value-type="float">
            <text:p>5.15617745951103E-06</text:p>
          </table:table-cell>
          <table:table-cell office:value-type="float" office:value="0.0174149893694985" calcext:value-type="float">
            <text:p>0.0174149893694985</text:p>
          </table:table-cell>
        </table:table-row>
        <table:table-row table:style-name="ro1">
          <table:table-cell office:value-type="string" calcext:value-type="string">
            <text:p>ENSG00000211772.11</text:p>
          </table:table-cell>
          <table:table-cell office:value-type="float" office:value="157.224712334862" calcext:value-type="float">
            <text:p>157.224712334862</text:p>
          </table:table-cell>
          <table:table-cell office:value-type="float" office:value="-10.4135948642992" calcext:value-type="float">
            <text:p>-10.4135948642992</text:p>
          </table:table-cell>
          <table:table-cell office:value-type="float" office:value="1.5013488460968" calcext:value-type="float">
            <text:p>1.5013488460968</text:p>
          </table:table-cell>
          <table:table-cell office:value-type="float" office:value="-6.27009165043327" calcext:value-type="float">
            <text:p>-6.27009165043327</text:p>
          </table:table-cell>
          <table:table-cell office:value-type="float" office:value="0.00000000036083565287" calcext:value-type="float">
            <text:p>3.6083565287E-10</text:p>
          </table:table-cell>
          <table:table-cell office:value-type="float" office:value="0.000012187224175655" calcext:value-type="float">
            <text:p>1.2187224175655E-05</text:p>
          </table:table-cell>
        </table:table-row>
        <table:table-row table:style-name="ro1">
          <table:table-cell office:value-type="string" calcext:value-type="string">
            <text:p>ENSG00000225191.1</text:p>
          </table:table-cell>
          <table:table-cell office:value-type="float" office:value="35.6990705509629" calcext:value-type="float">
            <text:p>35.6990705509629</text:p>
          </table:table-cell>
          <table:table-cell office:value-type="float" office:value="-20.4441142389185" calcext:value-type="float">
            <text:p>-20.4441142389185</text:p>
          </table:table-cell>
          <table:table-cell office:value-type="float" office:value="4.40870167167269" calcext:value-type="float">
            <text:p>4.40870167167269</text:p>
          </table:table-cell>
          <table:table-cell office:value-type="float" office:value="-4.41039464381387" calcext:value-type="float">
            <text:p>-4.41039464381387</text:p>
          </table:table-cell>
          <table:table-cell office:value-type="float" office:value="0.0000103182398945042" calcext:value-type="float">
            <text:p>1.03182398945042E-05</text:p>
          </table:table-cell>
          <table:table-cell office:value-type="float" office:value="0.0290415460364067" calcext:value-type="float">
            <text:p>0.0290415460364067</text:p>
          </table:table-cell>
        </table:table-row>
        <table:table-row table:style-name="ro1">
          <table:table-cell office:value-type="string" calcext:value-type="string">
            <text:p>ENSG00000224033.1</text:p>
          </table:table-cell>
          <table:table-cell office:value-type="float" office:value="24.2699466276117" calcext:value-type="float">
            <text:p>24.2699466276117</text:p>
          </table:table-cell>
          <table:table-cell office:value-type="float" office:value="-21.2641319989102" calcext:value-type="float">
            <text:p>-21.2641319989102</text:p>
          </table:table-cell>
          <table:table-cell office:value-type="float" office:value="4.40930802024122" calcext:value-type="float">
            <text:p>4.40930802024122</text:p>
          </table:table-cell>
          <table:table-cell office:value-type="float" office:value="-4.59576239761123" calcext:value-type="float">
            <text:p>-4.59576239761123</text:p>
          </table:table-cell>
          <table:table-cell office:value-type="float" office:value="0.00000431169808085408" calcext:value-type="float">
            <text:p>4.31169808085408E-06</text:p>
          </table:table-cell>
          <table:table-cell office:value-type="float" office:value="0.0161808447423163" calcext:value-type="float">
            <text:p>0.0161808447423163</text:p>
          </table:table-cell>
        </table:table-row>
        <table:table-row table:style-name="ro1">
          <table:table-cell office:value-type="string" calcext:value-type="string">
            <text:p>ENSG00000258223.6</text:p>
          </table:table-cell>
          <table:table-cell office:value-type="float" office:value="28.9599323856898" calcext:value-type="float">
            <text:p>28.9599323856898</text:p>
          </table:table-cell>
          <table:table-cell office:value-type="float" office:value="-21.5046078044228" calcext:value-type="float">
            <text:p>-21.5046078044228</text:p>
          </table:table-cell>
          <table:table-cell office:value-type="float" office:value="4.40900139109022" calcext:value-type="float">
            <text:p>4.40900139109022</text:p>
          </table:table-cell>
          <table:table-cell office:value-type="float" office:value="-4.65062402698688" calcext:value-type="float">
            <text:p>-4.65062402698688</text:p>
          </table:table-cell>
          <table:table-cell office:value-type="float" office:value="0.00000330932152874296" calcext:value-type="float">
            <text:p>3.30932152874296E-06</text:p>
          </table:table-cell>
          <table:table-cell office:value-type="float" office:value="0.0159674763761848" calcext:value-type="float">
            <text:p>0.0159674763761848</text:p>
          </table:table-cell>
        </table:table-row>
      </table:table>
      <table:table table:name="GSE157585def_expressed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row table:style-name="ro1">
          <table:table-cell/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</table:table-row>
        <table:table-row table:style-name="ro1">
          <table:table-cell office:value-type="string" calcext:value-type="string">
            <text:p>ENSG00000003137.8</text:p>
          </table:table-cell>
          <table:table-cell office:value-type="float" office:value="73.9584300954412" calcext:value-type="float">
            <text:p>73.9584300954412</text:p>
          </table:table-cell>
          <table:table-cell office:value-type="float" office:value="-1.85413423576272" calcext:value-type="float">
            <text:p>-1.85413423576272</text:p>
          </table:table-cell>
          <table:table-cell office:value-type="float" office:value="0.205611651246075" calcext:value-type="float">
            <text:p>0.205611651246075</text:p>
          </table:table-cell>
          <table:table-cell office:value-type="float" office:value="-4.15411398423379" calcext:value-type="float">
            <text:p>-4.15411398423379</text:p>
          </table:table-cell>
          <table:table-cell office:value-type="float" office:value="0.0000326550374662681" calcext:value-type="float">
            <text:p>3.26550374662681E-05</text:p>
          </table:table-cell>
          <table:table-cell office:value-type="float" office:value="0.0204964785163276" calcext:value-type="float">
            <text:p>0.0204964785163276</text:p>
          </table:table-cell>
        </table:table-row>
        <table:table-row table:style-name="ro1">
          <table:table-cell office:value-type="string" calcext:value-type="string">
            <text:p>ENSG00000058056.8</text:p>
          </table:table-cell>
          <table:table-cell office:value-type="float" office:value="138.146679584649" calcext:value-type="float">
            <text:p>138.146679584649</text:p>
          </table:table-cell>
          <table:table-cell office:value-type="float" office:value="-3.17977558164907" calcext:value-type="float">
            <text:p>-3.17977558164907</text:p>
          </table:table-cell>
          <table:table-cell office:value-type="float" office:value="0.370513133122674" calcext:value-type="float">
            <text:p>0.370513133122674</text:p>
          </table:table-cell>
          <table:table-cell office:value-type="float" office:value="-5.88312636391046" calcext:value-type="float">
            <text:p>-5.88312636391046</text:p>
          </table:table-cell>
          <table:table-cell office:value-type="float" office:value="0.00000000402588314133" calcext:value-type="float">
            <text:p>4.02588314133E-09</text:p>
          </table:table-cell>
          <table:table-cell office:value-type="float" office:value="0.0000194655916050451" calcext:value-type="float">
            <text:p>1.94655916050451E-05</text:p>
          </table:table-cell>
        </table:table-row>
        <table:table-row table:style-name="ro1">
          <table:table-cell office:value-type="string" calcext:value-type="string">
            <text:p>ENSG00000058063.15</text:p>
          </table:table-cell>
          <table:table-cell office:value-type="float" office:value="53.652906079262" calcext:value-type="float">
            <text:p>53.652906079262</text:p>
          </table:table-cell>
          <table:table-cell office:value-type="float" office:value="-2.13700447410795" calcext:value-type="float">
            <text:p>-2.13700447410795</text:p>
          </table:table-cell>
          <table:table-cell office:value-type="float" office:value="0.193900813428885" calcext:value-type="float">
            <text:p>0.193900813428885</text:p>
          </table:table-cell>
          <table:table-cell office:value-type="float" office:value="-5.86384581890864" calcext:value-type="float">
            <text:p>-5.86384581890864</text:p>
          </table:table-cell>
          <table:table-cell office:value-type="float" office:value="0.00000000452267462942" calcext:value-type="float">
            <text:p>4.52267462942E-09</text:p>
          </table:table-cell>
          <table:table-cell office:value-type="float" office:value="0.0000194655916050451" calcext:value-type="float">
            <text:p>1.94655916050451E-05</text:p>
          </table:table-cell>
        </table:table-row>
        <table:table-row table:style-name="ro1">
          <table:table-cell office:value-type="string" calcext:value-type="string">
            <text:p>ENSG00000082397.17</text:p>
          </table:table-cell>
          <table:table-cell office:value-type="float" office:value="267.338553154187" calcext:value-type="float">
            <text:p>267.338553154187</text:p>
          </table:table-cell>
          <table:table-cell office:value-type="float" office:value="-1.6743879068203" calcext:value-type="float">
            <text:p>-1.6743879068203</text:p>
          </table:table-cell>
          <table:table-cell office:value-type="float" office:value="0.159957487150243" calcext:value-type="float">
            <text:p>0.159957487150243</text:p>
          </table:table-cell>
          <table:table-cell office:value-type="float" office:value="-4.21604464307986" calcext:value-type="float">
            <text:p>-4.21604464307986</text:p>
          </table:table-cell>
          <table:table-cell office:value-type="float" office:value="0.0000248624562260382" calcext:value-type="float">
            <text:p>2.48624562260382E-05</text:p>
          </table:table-cell>
          <table:table-cell office:value-type="float" office:value="0.0174199088646065" calcext:value-type="float">
            <text:p>0.0174199088646065</text:p>
          </table:table-cell>
        </table:table-row>
        <table:table-row table:style-name="ro1">
          <table:table-cell office:value-type="string" calcext:value-type="string">
            <text:p>ENSG00000089101.17</text:p>
          </table:table-cell>
          <table:table-cell office:value-type="float" office:value="105.737437147677" calcext:value-type="float">
            <text:p>105.737437147677</text:p>
          </table:table-cell>
          <table:table-cell office:value-type="float" office:value="-1.7989615573904" calcext:value-type="float">
            <text:p>-1.7989615573904</text:p>
          </table:table-cell>
          <table:table-cell office:value-type="float" office:value="0.203362478073642" calcext:value-type="float">
            <text:p>0.203362478073642</text:p>
          </table:table-cell>
          <table:table-cell office:value-type="float" office:value="-3.92875600729588" calcext:value-type="float">
            <text:p>-3.92875600729588</text:p>
          </table:table-cell>
          <table:table-cell office:value-type="float" office:value="0.0000853864188782757" calcext:value-type="float">
            <text:p>8.53864188782757E-05</text:p>
          </table:table-cell>
          <table:table-cell office:value-type="float" office:value="0.0434270517075696" calcext:value-type="float">
            <text:p>0.0434270517075696</text:p>
          </table:table-cell>
        </table:table-row>
        <table:table-row table:style-name="ro1">
          <table:table-cell office:value-type="string" calcext:value-type="string">
            <text:p>ENSG00000100380.13</text:p>
          </table:table-cell>
          <table:table-cell office:value-type="float" office:value="388.291537307228" calcext:value-type="float">
            <text:p>388.291537307228</text:p>
          </table:table-cell>
          <table:table-cell office:value-type="float" office:value="-2.2617454897504" calcext:value-type="float">
            <text:p>-2.2617454897504</text:p>
          </table:table-cell>
          <table:table-cell office:value-type="float" office:value="0.289657125419012" calcext:value-type="float">
            <text:p>0.289657125419012</text:p>
          </table:table-cell>
          <table:table-cell office:value-type="float" office:value="-4.35599672518046" calcext:value-type="float">
            <text:p>-4.35599672518046</text:p>
          </table:table-cell>
          <table:table-cell office:value-type="float" office:value="0.0000132462756431946" calcext:value-type="float">
            <text:p>1.32462756431946E-05</text:p>
          </table:table-cell>
          <table:table-cell office:value-type="float" office:value="0.0105022050678465" calcext:value-type="float">
            <text:p>0.0105022050678465</text:p>
          </table:table-cell>
        </table:table-row>
        <table:table-row table:style-name="ro1">
          <table:table-cell office:value-type="string" calcext:value-type="string">
            <text:p>ENSG00000101210.11</text:p>
          </table:table-cell>
          <table:table-cell office:value-type="float" office:value="6844.84949279978" calcext:value-type="float">
            <text:p>6844.84949279978</text:p>
          </table:table-cell>
          <table:table-cell office:value-type="float" office:value="-2.38914579464216" calcext:value-type="float">
            <text:p>-2.38914579464216</text:p>
          </table:table-cell>
          <table:table-cell office:value-type="float" office:value="0.370404052436078" calcext:value-type="float">
            <text:p>0.370404052436078</text:p>
          </table:table-cell>
          <table:table-cell office:value-type="float" office:value="-3.75035258255412" calcext:value-type="float">
            <text:p>-3.75035258255412</text:p>
          </table:table-cell>
          <table:table-cell office:value-type="float" office:value="0.000176586096534589" calcext:value-type="float">
            <text:p>0.000176586096534589</text:p>
          </table:table-cell>
          <table:table-cell office:value-type="float" office:value="0.071894404275596" calcext:value-type="float">
            <text:p>0.071894404275596</text:p>
          </table:table-cell>
        </table:table-row>
        <table:table-row table:style-name="ro1">
          <table:table-cell office:value-type="string" calcext:value-type="string">
            <text:p>ENSG00000113141.17</text:p>
          </table:table-cell>
          <table:table-cell office:value-type="float" office:value="176.698975208603" calcext:value-type="float">
            <text:p>176.698975208603</text:p>
          </table:table-cell>
          <table:table-cell office:value-type="float" office:value="-1.84141822417517" calcext:value-type="float">
            <text:p>-1.84141822417517</text:p>
          </table:table-cell>
          <table:table-cell office:value-type="float" office:value="0.226227872882189" calcext:value-type="float">
            <text:p>0.226227872882189</text:p>
          </table:table-cell>
          <table:table-cell office:value-type="float" office:value="-3.71933932567783" calcext:value-type="float">
            <text:p>-3.71933932567783</text:p>
          </table:table-cell>
          <table:table-cell office:value-type="float" office:value="0.000199744562089591" calcext:value-type="float">
            <text:p>0.000199744562089591</text:p>
          </table:table-cell>
          <table:table-cell office:value-type="float" office:value="0.0771526175209641" calcext:value-type="float">
            <text:p>0.0771526175209641</text:p>
          </table:table-cell>
        </table:table-row>
        <table:table-row table:style-name="ro1">
          <table:table-cell office:value-type="string" calcext:value-type="string">
            <text:p>ENSG00000114166.7</text:p>
          </table:table-cell>
          <table:table-cell office:value-type="float" office:value="13.0322396407173" calcext:value-type="float">
            <text:p>13.0322396407173</text:p>
          </table:table-cell>
          <table:table-cell office:value-type="float" office:value="-1.99539460260235" calcext:value-type="float">
            <text:p>-1.99539460260235</text:p>
          </table:table-cell>
          <table:table-cell office:value-type="float" office:value="0.228163006746991" calcext:value-type="float">
            <text:p>0.228163006746991</text:p>
          </table:table-cell>
          <table:table-cell office:value-type="float" office:value="-4.36264676204121" calcext:value-type="float">
            <text:p>-4.36264676204121</text:p>
          </table:table-cell>
          <table:table-cell office:value-type="float" office:value="0.0000128498328526505" calcext:value-type="float">
            <text:p>1.28498328526505E-05</text:p>
          </table:table-cell>
          <table:table-cell office:value-type="float" office:value="0.0104632368698555" calcext:value-type="float">
            <text:p>0.0104632368698555</text:p>
          </table:table-cell>
        </table:table-row>
        <table:table-row table:style-name="ro1">
          <table:table-cell office:value-type="string" calcext:value-type="string">
            <text:p>ENSG00000118785.13</text:p>
          </table:table-cell>
          <table:table-cell office:value-type="float" office:value="12.7297350942826" calcext:value-type="float">
            <text:p>12.7297350942826</text:p>
          </table:table-cell>
          <table:table-cell office:value-type="float" office:value="-5.43875075342403" calcext:value-type="float">
            <text:p>-5.43875075342403</text:p>
          </table:table-cell>
          <table:table-cell office:value-type="float" office:value="0.998592451539564" calcext:value-type="float">
            <text:p>0.998592451539564</text:p>
          </table:table-cell>
          <table:table-cell office:value-type="float" office:value="-4.44500731662918" calcext:value-type="float">
            <text:p>-4.44500731662918</text:p>
          </table:table-cell>
          <table:table-cell office:value-type="float" office:value="0.00000878888761625654" calcext:value-type="float">
            <text:p>8.78888761625654E-06</text:p>
          </table:table-cell>
          <table:table-cell office:value-type="float" office:value="0.00770751159249517" calcext:value-type="float">
            <text:p>0.00770751159249517</text:p>
          </table:table-cell>
        </table:table-row>
        <table:table-row table:style-name="ro1">
          <table:table-cell office:value-type="string" calcext:value-type="string">
            <text:p>ENSG00000119283.15</text:p>
          </table:table-cell>
          <table:table-cell office:value-type="float" office:value="5.79963949710368" calcext:value-type="float">
            <text:p>5.79963949710368</text:p>
          </table:table-cell>
          <table:table-cell office:value-type="float" office:value="2.62693444273072" calcext:value-type="float">
            <text:p>2.62693444273072</text:p>
          </table:table-cell>
          <table:table-cell office:value-type="float" office:value="0.28020167709147" calcext:value-type="float">
            <text:p>0.28020167709147</text:p>
          </table:table-cell>
          <table:table-cell office:value-type="float" office:value="5.80629801940699" calcext:value-type="float">
            <text:p>5.80629801940699</text:p>
          </table:table-cell>
          <table:table-cell office:value-type="float" office:value="0.00000000638692369024" calcext:value-type="float">
            <text:p>6.38692369024E-09</text:p>
          </table:table-cell>
          <table:table-cell office:value-type="float" office:value="0.0000240531546174393" calcext:value-type="float">
            <text:p>2.40531546174393E-05</text:p>
          </table:table-cell>
        </table:table-row>
        <table:table-row table:style-name="ro1">
          <table:table-cell office:value-type="string" calcext:value-type="string">
            <text:p>ENSG00000122641.10</text:p>
          </table:table-cell>
          <table:table-cell office:value-type="float" office:value="4.26650941249406" calcext:value-type="float">
            <text:p>4.26650941249406</text:p>
          </table:table-cell>
          <table:table-cell office:value-type="float" office:value="-3.55581920195049" calcext:value-type="float">
            <text:p>-3.55581920195049</text:p>
          </table:table-cell>
          <table:table-cell office:value-type="float" office:value="0.605618260491448" calcext:value-type="float">
            <text:p>0.605618260491448</text:p>
          </table:table-cell>
          <table:table-cell office:value-type="float" office:value="-4.2201818681565" calcext:value-type="float">
            <text:p>-4.2201818681565</text:p>
          </table:table-cell>
          <table:table-cell office:value-type="float" office:value="0.0000244105309920101" calcext:value-type="float">
            <text:p>2.44105309920101E-05</text:p>
          </table:table-cell>
          <table:table-cell office:value-type="float" office:value="0.0174199088646065" calcext:value-type="float">
            <text:p>0.0174199088646065</text:p>
          </table:table-cell>
        </table:table-row>
        <table:table-row table:style-name="ro1">
          <table:table-cell office:value-type="string" calcext:value-type="string">
            <text:p>ENSG00000123575.8</text:p>
          </table:table-cell>
          <table:table-cell office:value-type="float" office:value="2.86389530780204" calcext:value-type="float">
            <text:p>2.86389530780204</text:p>
          </table:table-cell>
          <table:table-cell office:value-type="float" office:value="-3.78121143565719" calcext:value-type="float">
            <text:p>-3.78121143565719</text:p>
          </table:table-cell>
          <table:table-cell office:value-type="float" office:value="0.706152072928217" calcext:value-type="float">
            <text:p>0.706152072928217</text:p>
          </table:table-cell>
          <table:table-cell office:value-type="float" office:value="-3.93854460289875" calcext:value-type="float">
            <text:p>-3.93854460289875</text:p>
          </table:table-cell>
          <table:table-cell office:value-type="float" office:value="0.000081977356327006" calcext:value-type="float">
            <text:p>8.1977356327006E-05</text:p>
          </table:table-cell>
          <table:table-cell office:value-type="float" office:value="0.0425829964037937" calcext:value-type="float">
            <text:p>0.0425829964037937</text:p>
          </table:table-cell>
        </table:table-row>
        <table:table-row table:style-name="ro1">
          <table:table-cell office:value-type="string" calcext:value-type="string">
            <text:p>ENSG00000124762.13</text:p>
          </table:table-cell>
          <table:table-cell office:value-type="float" office:value="416.123734299578" calcext:value-type="float">
            <text:p>416.123734299578</text:p>
          </table:table-cell>
          <table:table-cell office:value-type="float" office:value="-2.36313853881109" calcext:value-type="float">
            <text:p>-2.36313853881109</text:p>
          </table:table-cell>
          <table:table-cell office:value-type="float" office:value="0.266272585618113" calcext:value-type="float">
            <text:p>0.266272585618113</text:p>
          </table:table-cell>
          <table:table-cell office:value-type="float" office:value="-5.11933489377722" calcext:value-type="float">
            <text:p>-5.11933489377722</text:p>
          </table:table-cell>
          <table:table-cell office:value-type="float" office:value="0.000000306615065697" calcext:value-type="float">
            <text:p>3.06615065697E-07</text:p>
          </table:table-cell>
          <table:table-cell office:value-type="float" office:value="0.000513205483295506" calcext:value-type="float">
            <text:p>0.000513205483295506</text:p>
          </table:table-cell>
        </table:table-row>
        <table:table-row table:style-name="ro1">
          <table:table-cell office:value-type="string" calcext:value-type="string">
            <text:p>ENSG00000128923.10</text:p>
          </table:table-cell>
          <table:table-cell office:value-type="float" office:value="13.9028390913594" calcext:value-type="float">
            <text:p>13.9028390913594</text:p>
          </table:table-cell>
          <table:table-cell office:value-type="float" office:value="-2.66561295341813" calcext:value-type="float">
            <text:p>-2.66561295341813</text:p>
          </table:table-cell>
          <table:table-cell office:value-type="float" office:value="0.398993457910502" calcext:value-type="float">
            <text:p>0.398993457910502</text:p>
          </table:table-cell>
          <table:table-cell office:value-type="float" office:value="-4.17453700153586" calcext:value-type="float">
            <text:p>-4.17453700153586</text:p>
          </table:table-cell>
          <table:table-cell office:value-type="float" office:value="0.0000298592688492688" calcext:value-type="float">
            <text:p>2.98592688492688E-05</text:p>
          </table:table-cell>
          <table:table-cell office:value-type="float" office:value="0.0191404266359738" calcext:value-type="float">
            <text:p>0.0191404266359738</text:p>
          </table:table-cell>
        </table:table-row>
        <table:table-row table:style-name="ro1">
          <table:table-cell office:value-type="string" calcext:value-type="string">
            <text:p>ENSG00000130300.8</text:p>
          </table:table-cell>
          <table:table-cell office:value-type="float" office:value="20.7281656232541" calcext:value-type="float">
            <text:p>20.7281656232541</text:p>
          </table:table-cell>
          <table:table-cell office:value-type="float" office:value="-3.05251541662703" calcext:value-type="float">
            <text:p>-3.05251541662703</text:p>
          </table:table-cell>
          <table:table-cell office:value-type="float" office:value="0.513583886413417" calcext:value-type="float">
            <text:p>0.513583886413417</text:p>
          </table:table-cell>
          <table:table-cell office:value-type="float" office:value="-3.99645602388473" calcext:value-type="float">
            <text:p>-3.99645602388473</text:p>
          </table:table-cell>
          <table:table-cell office:value-type="float" office:value="0.0000642978192957334" calcext:value-type="float">
            <text:p>6.42978192957334E-05</text:p>
          </table:table-cell>
          <table:table-cell office:value-type="float" office:value="0.0352211763589428" calcext:value-type="float">
            <text:p>0.0352211763589428</text:p>
          </table:table-cell>
        </table:table-row>
        <table:table-row table:style-name="ro1">
          <table:table-cell office:value-type="string" calcext:value-type="string">
            <text:p>ENSG00000133020.4</text:p>
          </table:table-cell>
          <table:table-cell office:value-type="float" office:value="1388.02849841713" calcext:value-type="float">
            <text:p>1388.02849841713</text:p>
          </table:table-cell>
          <table:table-cell office:value-type="float" office:value="-2.61686852275599" calcext:value-type="float">
            <text:p>-2.61686852275599</text:p>
          </table:table-cell>
          <table:table-cell office:value-type="float" office:value="0.358596684708173" calcext:value-type="float">
            <text:p>0.358596684708173</text:p>
          </table:table-cell>
          <table:table-cell office:value-type="float" office:value="-4.50887749860767" calcext:value-type="float">
            <text:p>-4.50887749860767</text:p>
          </table:table-cell>
          <table:table-cell office:value-type="float" office:value="0.00000651715240482506" calcext:value-type="float">
            <text:p>6.51715240482506E-06</text:p>
          </table:table-cell>
          <table:table-cell office:value-type="float" office:value="0.00594996265613847" calcext:value-type="float">
            <text:p>0.00594996265613847</text:p>
          </table:table-cell>
        </table:table-row>
        <table:table-row table:style-name="ro1">
          <table:table-cell office:value-type="string" calcext:value-type="string">
            <text:p>ENSG00000134294.13</text:p>
          </table:table-cell>
          <table:table-cell office:value-type="float" office:value="706.886201067004" calcext:value-type="float">
            <text:p>706.886201067004</text:p>
          </table:table-cell>
          <table:table-cell office:value-type="float" office:value="-1.93216714863435" calcext:value-type="float">
            <text:p>-1.93216714863435</text:p>
          </table:table-cell>
          <table:table-cell office:value-type="float" office:value="0.179443103196695" calcext:value-type="float">
            <text:p>0.179443103196695</text:p>
          </table:table-cell>
          <table:table-cell office:value-type="float" office:value="-5.1947783560818" calcext:value-type="float">
            <text:p>-5.1947783560818</text:p>
          </table:table-cell>
          <table:table-cell office:value-type="float" office:value="0.00000020496388580002" calcext:value-type="float">
            <text:p>2.0496388580002E-07</text:p>
          </table:table-cell>
          <table:table-cell office:value-type="float" office:value="0.000363244232434295" calcext:value-type="float">
            <text:p>0.000363244232434295</text:p>
          </table:table-cell>
        </table:table-row>
        <table:table-row table:style-name="ro1">
          <table:table-cell office:value-type="string" calcext:value-type="string">
            <text:p>ENSG00000134318.13</text:p>
          </table:table-cell>
          <table:table-cell office:value-type="float" office:value="106.112644909104" calcext:value-type="float">
            <text:p>106.112644909104</text:p>
          </table:table-cell>
          <table:table-cell office:value-type="float" office:value="-2.27189867892762" calcext:value-type="float">
            <text:p>-2.27189867892762</text:p>
          </table:table-cell>
          <table:table-cell office:value-type="float" office:value="0.271704236766509" calcext:value-type="float">
            <text:p>0.271704236766509</text:p>
          </table:table-cell>
          <table:table-cell office:value-type="float" office:value="-4.68118824374695" calcext:value-type="float">
            <text:p>-4.68118824374695</text:p>
          </table:table-cell>
          <table:table-cell office:value-type="float" office:value="0.00000285216885393547" calcext:value-type="float">
            <text:p>2.85216885393547E-06</text:p>
          </table:table-cell>
          <table:table-cell office:value-type="float" office:value="0.00330500550889876" calcext:value-type="float">
            <text:p>0.00330500550889876</text:p>
          </table:table-cell>
        </table:table-row>
        <table:table-row table:style-name="ro1">
          <table:table-cell office:value-type="string" calcext:value-type="string">
            <text:p>ENSG00000137766.16</text:p>
          </table:table-cell>
          <table:table-cell office:value-type="float" office:value="101.450594434522" calcext:value-type="float">
            <text:p>101.450594434522</text:p>
          </table:table-cell>
          <table:table-cell office:value-type="float" office:value="-1.91528335614295" calcext:value-type="float">
            <text:p>-1.91528335614295</text:p>
          </table:table-cell>
          <table:table-cell office:value-type="float" office:value="0.201554924612975" calcext:value-type="float">
            <text:p>0.201554924612975</text:p>
          </table:table-cell>
          <table:table-cell office:value-type="float" office:value="-4.54111135165999" calcext:value-type="float">
            <text:p>-4.54111135165999</text:p>
          </table:table-cell>
          <table:table-cell office:value-type="float" office:value="0.00000559584649643149" calcext:value-type="float">
            <text:p>5.59584649643149E-06</text:p>
          </table:table-cell>
          <table:table-cell office:value-type="float" office:value="0.00543328657478369" calcext:value-type="float">
            <text:p>0.00543328657478369</text:p>
          </table:table-cell>
        </table:table-row>
        <table:table-row table:style-name="ro1">
          <table:table-cell office:value-type="string" calcext:value-type="string">
            <text:p>ENSG00000138398.15</text:p>
          </table:table-cell>
          <table:table-cell office:value-type="float" office:value="273.862184975512" calcext:value-type="float">
            <text:p>273.862184975512</text:p>
          </table:table-cell>
          <table:table-cell office:value-type="float" office:value="-2.06708552267495" calcext:value-type="float">
            <text:p>-2.06708552267495</text:p>
          </table:table-cell>
          <table:table-cell office:value-type="float" office:value="0.227947723017975" calcext:value-type="float">
            <text:p>0.227947723017975</text:p>
          </table:table-cell>
          <table:table-cell office:value-type="float" office:value="-4.68127300657795" calcext:value-type="float">
            <text:p>-4.68127300657795</text:p>
          </table:table-cell>
          <table:table-cell office:value-type="float" office:value="0.00000285098962476152" calcext:value-type="float">
            <text:p>2.85098962476152E-06</text:p>
          </table:table-cell>
          <table:table-cell office:value-type="float" office:value="0.00330500550889876" calcext:value-type="float">
            <text:p>0.00330500550889876</text:p>
          </table:table-cell>
        </table:table-row>
        <table:table-row table:style-name="ro1">
          <table:table-cell office:value-type="string" calcext:value-type="string">
            <text:p>ENSG00000140836.16</text:p>
          </table:table-cell>
          <table:table-cell office:value-type="float" office:value="5403.22232515425" calcext:value-type="float">
            <text:p>5403.22232515425</text:p>
          </table:table-cell>
          <table:table-cell office:value-type="float" office:value="2.13951558146721" calcext:value-type="float">
            <text:p>2.13951558146721</text:p>
          </table:table-cell>
          <table:table-cell office:value-type="float" office:value="0.263998196847115" calcext:value-type="float">
            <text:p>0.263998196847115</text:p>
          </table:table-cell>
          <table:table-cell office:value-type="float" office:value="4.31637638088533" calcext:value-type="float">
            <text:p>4.31637638088533</text:p>
          </table:table-cell>
          <table:table-cell office:value-type="float" office:value="0.0000158611441000895" calcext:value-type="float">
            <text:p>1.58611441000895E-05</text:p>
          </table:table-cell>
          <table:table-cell office:value-type="float" office:value="0.0119466137361874" calcext:value-type="float">
            <text:p>0.0119466137361874</text:p>
          </table:table-cell>
        </table:table-row>
        <table:table-row table:style-name="ro1">
          <table:table-cell office:value-type="string" calcext:value-type="string">
            <text:p>ENSG00000141665.11</text:p>
          </table:table-cell>
          <table:table-cell office:value-type="float" office:value="214.068966939493" calcext:value-type="float">
            <text:p>214.068966939493</text:p>
          </table:table-cell>
          <table:table-cell office:value-type="float" office:value="-1.93163000500292" calcext:value-type="float">
            <text:p>-1.93163000500292</text:p>
          </table:table-cell>
          <table:table-cell office:value-type="float" office:value="0.245488720436843" calcext:value-type="float">
            <text:p>0.245488720436843</text:p>
          </table:table-cell>
          <table:table-cell office:value-type="float" office:value="-3.795001266637" calcext:value-type="float">
            <text:p>-3.795001266637</text:p>
          </table:table-cell>
          <table:table-cell office:value-type="float" office:value="0.000147642702462585" calcext:value-type="float">
            <text:p>0.000147642702462585</text:p>
          </table:table-cell>
          <table:table-cell office:value-type="float" office:value="0.0635454191398967" calcext:value-type="float">
            <text:p>0.0635454191398967</text:p>
          </table:table-cell>
        </table:table-row>
        <table:table-row table:style-name="ro1">
          <table:table-cell office:value-type="string" calcext:value-type="string">
            <text:p>ENSG00000145864.12</text:p>
          </table:table-cell>
          <table:table-cell office:value-type="float" office:value="15.4493103385079" calcext:value-type="float">
            <text:p>15.4493103385079</text:p>
          </table:table-cell>
          <table:table-cell office:value-type="float" office:value="-2.51145520765748" calcext:value-type="float">
            <text:p>-2.51145520765748</text:p>
          </table:table-cell>
          <table:table-cell office:value-type="float" office:value="0.288034277527578" calcext:value-type="float">
            <text:p>0.288034277527578</text:p>
          </table:table-cell>
          <table:table-cell office:value-type="float" office:value="-5.24748380863372" calcext:value-type="float">
            <text:p>-5.24748380863372</text:p>
          </table:table-cell>
          <table:table-cell office:value-type="float" office:value="0.00000015419059593568" calcext:value-type="float">
            <text:p>1.5419059593568E-07</text:p>
          </table:table-cell>
          <table:table-cell office:value-type="float" office:value="0.000290340892146876" calcext:value-type="float">
            <text:p>0.000290340892146876</text:p>
          </table:table-cell>
        </table:table-row>
        <table:table-row table:style-name="ro1">
          <table:table-cell office:value-type="string" calcext:value-type="string">
            <text:p>ENSG00000146247.13</text:p>
          </table:table-cell>
          <table:table-cell office:value-type="float" office:value="37.4492546180446" calcext:value-type="float">
            <text:p>37.4492546180446</text:p>
          </table:table-cell>
          <table:table-cell office:value-type="float" office:value="-2.84906210077568" calcext:value-type="float">
            <text:p>-2.84906210077568</text:p>
          </table:table-cell>
          <table:table-cell office:value-type="float" office:value="0.288329732943166" calcext:value-type="float">
            <text:p>0.288329732943166</text:p>
          </table:table-cell>
          <table:table-cell office:value-type="float" office:value="-6.41301222007566" calcext:value-type="float">
            <text:p>-6.41301222007566</text:p>
          </table:table-cell>
          <table:table-cell office:value-type="float" office:value="0.00000000014267207863" calcext:value-type="float">
            <text:p>1.4267207863E-10</text:p>
          </table:table-cell>
          <table:table-cell office:value-type="float" office:value="0.00000143280812834906" calcext:value-type="float">
            <text:p>1.43280812834906E-06</text:p>
          </table:table-cell>
        </table:table-row>
        <table:table-row table:style-name="ro1">
          <table:table-cell office:value-type="string" calcext:value-type="string">
            <text:p>ENSG00000147256.11</text:p>
          </table:table-cell>
          <table:table-cell office:value-type="float" office:value="134.592312178199" calcext:value-type="float">
            <text:p>134.592312178199</text:p>
          </table:table-cell>
          <table:table-cell office:value-type="float" office:value="-2.09080863890747" calcext:value-type="float">
            <text:p>-2.09080863890747</text:p>
          </table:table-cell>
          <table:table-cell office:value-type="float" office:value="0.278887794636476" calcext:value-type="float">
            <text:p>0.278887794636476</text:p>
          </table:table-cell>
          <table:table-cell office:value-type="float" office:value="-3.9112813822825" calcext:value-type="float">
            <text:p>-3.9112813822825</text:p>
          </table:table-cell>
          <table:table-cell office:value-type="float" office:value="0.0000918077359904266" calcext:value-type="float">
            <text:p>9.18077359904266E-05</text:p>
          </table:table-cell>
          <table:table-cell office:value-type="float" office:value="0.0453439913101569" calcext:value-type="float">
            <text:p>0.0453439913101569</text:p>
          </table:table-cell>
        </table:table-row>
        <table:table-row table:style-name="ro1">
          <table:table-cell office:value-type="string" calcext:value-type="string">
            <text:p>ENSG00000147889.17</text:p>
          </table:table-cell>
          <table:table-cell office:value-type="float" office:value="7.27227419170711" calcext:value-type="float">
            <text:p>7.27227419170711</text:p>
          </table:table-cell>
          <table:table-cell office:value-type="float" office:value="-3.02385507003097" calcext:value-type="float">
            <text:p>-3.02385507003097</text:p>
          </table:table-cell>
          <table:table-cell office:value-type="float" office:value="0.488494046479317" calcext:value-type="float">
            <text:p>0.488494046479317</text:p>
          </table:table-cell>
          <table:table-cell office:value-type="float" office:value="-4.14304961261522" calcext:value-type="float">
            <text:p>-4.14304961261522</text:p>
          </table:table-cell>
          <table:table-cell office:value-type="float" office:value="0.0000342717767380837" calcext:value-type="float">
            <text:p>3.42717767380837E-05</text:p>
          </table:table-cell>
          <table:table-cell office:value-type="float" office:value="0.021072246725816" calcext:value-type="float">
            <text:p>0.021072246725816</text:p>
          </table:table-cell>
        </table:table-row>
        <table:table-row table:style-name="ro1">
          <table:table-cell office:value-type="string" calcext:value-type="string">
            <text:p>ENSG00000150347.15</text:p>
          </table:table-cell>
          <table:table-cell office:value-type="float" office:value="166.22216754851" calcext:value-type="float">
            <text:p>166.22216754851</text:p>
          </table:table-cell>
          <table:table-cell office:value-type="float" office:value="-2.06247641566543" calcext:value-type="float">
            <text:p>-2.06247641566543</text:p>
          </table:table-cell>
          <table:table-cell office:value-type="float" office:value="0.232135585094176" calcext:value-type="float">
            <text:p>0.232135585094176</text:p>
          </table:table-cell>
          <table:table-cell office:value-type="float" office:value="-4.57696485971503" calcext:value-type="float">
            <text:p>-4.57696485971503</text:p>
          </table:table-cell>
          <table:table-cell office:value-type="float" office:value="0.00000471770669693258" calcext:value-type="float">
            <text:p>4.71770669693258E-06</text:p>
          </table:table-cell>
          <table:table-cell office:value-type="float" office:value="0.00490120921948912" calcext:value-type="float">
            <text:p>0.00490120921948912</text:p>
          </table:table-cell>
        </table:table-row>
        <table:table-row table:style-name="ro1">
          <table:table-cell office:value-type="string" calcext:value-type="string">
            <text:p>ENSG00000153904.19</text:p>
          </table:table-cell>
          <table:table-cell office:value-type="float" office:value="152.680873142364" calcext:value-type="float">
            <text:p>152.680873142364</text:p>
          </table:table-cell>
          <table:table-cell office:value-type="float" office:value="-1.94403848378147" calcext:value-type="float">
            <text:p>-1.94403848378147</text:p>
          </table:table-cell>
          <table:table-cell office:value-type="float" office:value="0.22477079300023" calcext:value-type="float">
            <text:p>0.22477079300023</text:p>
          </table:table-cell>
          <table:table-cell office:value-type="float" office:value="-4.2000051304731" calcext:value-type="float">
            <text:p>-4.2000051304731</text:p>
          </table:table-cell>
          <table:table-cell office:value-type="float" office:value="0.0000266908932266814" calcext:value-type="float">
            <text:p>2.66908932266814E-05</text:p>
          </table:table-cell>
          <table:table-cell office:value-type="float" office:value="0.0180144478775324" calcext:value-type="float">
            <text:p>0.0180144478775324</text:p>
          </table:table-cell>
        </table:table-row>
        <table:table-row table:style-name="ro1">
          <table:table-cell office:value-type="string" calcext:value-type="string">
            <text:p>ENSG00000155827.11</text:p>
          </table:table-cell>
          <table:table-cell office:value-type="float" office:value="25.1370595987469" calcext:value-type="float">
            <text:p>25.1370595987469</text:p>
          </table:table-cell>
          <table:table-cell office:value-type="float" office:value="-3.73823051373344" calcext:value-type="float">
            <text:p>-3.73823051373344</text:p>
          </table:table-cell>
          <table:table-cell office:value-type="float" office:value="0.518254703941029" calcext:value-type="float">
            <text:p>0.518254703941029</text:p>
          </table:table-cell>
          <table:table-cell office:value-type="float" office:value="-5.28356133173664" calcext:value-type="float">
            <text:p>-5.28356133173664</text:p>
          </table:table-cell>
          <table:table-cell office:value-type="float" office:value="0.00000012669642063191" calcext:value-type="float">
            <text:p>1.2669642063191E-07</text:p>
          </table:table-cell>
          <table:table-cell office:value-type="float" office:value="0.000254473984053209" calcext:value-type="float">
            <text:p>0.000254473984053209</text:p>
          </table:table-cell>
        </table:table-row>
        <table:table-row table:style-name="ro1">
          <table:table-cell office:value-type="string" calcext:value-type="string">
            <text:p>ENSG00000156298.12</text:p>
          </table:table-cell>
          <table:table-cell office:value-type="float" office:value="13421.8188890147" calcext:value-type="float">
            <text:p>13421.8188890147</text:p>
          </table:table-cell>
          <table:table-cell office:value-type="float" office:value="2.26785458325357" calcext:value-type="float">
            <text:p>2.26785458325357</text:p>
          </table:table-cell>
          <table:table-cell office:value-type="float" office:value="0.208752257174682" calcext:value-type="float">
            <text:p>0.208752257174682</text:p>
          </table:table-cell>
          <table:table-cell office:value-type="float" office:value="6.07348921833521" calcext:value-type="float">
            <text:p>6.07348921833521</text:p>
          </table:table-cell>
          <table:table-cell office:value-type="float" office:value="0.00000000125160406458" calcext:value-type="float">
            <text:p>1.25160406458E-09</text:p>
          </table:table-cell>
          <table:table-cell office:value-type="float" office:value="0.0000094270818144212" calcext:value-type="float">
            <text:p>9.4270818144212E-06</text:p>
          </table:table-cell>
        </table:table-row>
        <table:table-row table:style-name="ro1">
          <table:table-cell office:value-type="string" calcext:value-type="string">
            <text:p>ENSG00000163071.10</text:p>
          </table:table-cell>
          <table:table-cell office:value-type="float" office:value="11.4763088485402" calcext:value-type="float">
            <text:p>11.4763088485402</text:p>
          </table:table-cell>
          <table:table-cell office:value-type="float" office:value="-2.53946257489981" calcext:value-type="float">
            <text:p>-2.53946257489981</text:p>
          </table:table-cell>
          <table:table-cell office:value-type="float" office:value="0.411122063520355" calcext:value-type="float">
            <text:p>0.411122063520355</text:p>
          </table:table-cell>
          <table:table-cell office:value-type="float" office:value="-3.7445389374574" calcext:value-type="float">
            <text:p>-3.7445389374574</text:p>
          </table:table-cell>
          <table:table-cell office:value-type="float" office:value="0.000180725348927446" calcext:value-type="float">
            <text:p>0.000180725348927446</text:p>
          </table:table-cell>
          <table:table-cell office:value-type="float" office:value="0.0725985774998146" calcext:value-type="float">
            <text:p>0.0725985774998146</text:p>
          </table:table-cell>
        </table:table-row>
        <table:table-row table:style-name="ro1">
          <table:table-cell office:value-type="string" calcext:value-type="string">
            <text:p>ENSG00000164120.13</text:p>
          </table:table-cell>
          <table:table-cell office:value-type="float" office:value="21.0964082127079" calcext:value-type="float">
            <text:p>21.0964082127079</text:p>
          </table:table-cell>
          <table:table-cell office:value-type="float" office:value="-2.07114447416879" calcext:value-type="float">
            <text:p>-2.07114447416879</text:p>
          </table:table-cell>
          <table:table-cell office:value-type="float" office:value="0.269002249668034" calcext:value-type="float">
            <text:p>0.269002249668034</text:p>
          </table:table-cell>
          <table:table-cell office:value-type="float" office:value="-3.98191641702125" calcext:value-type="float">
            <text:p>-3.98191641702125</text:p>
          </table:table-cell>
          <table:table-cell office:value-type="float" office:value="0.0000683618219699992" calcext:value-type="float">
            <text:p>6.83618219699992E-05</text:p>
          </table:table-cell>
          <table:table-cell office:value-type="float" office:value="0.0367786602198596" calcext:value-type="float">
            <text:p>0.0367786602198596</text:p>
          </table:table-cell>
        </table:table-row>
        <table:table-row table:style-name="ro1">
          <table:table-cell office:value-type="string" calcext:value-type="string">
            <text:p>ENSG00000164588.6</text:p>
          </table:table-cell>
          <table:table-cell office:value-type="float" office:value="162.243269210859" calcext:value-type="float">
            <text:p>162.243269210859</text:p>
          </table:table-cell>
          <table:table-cell office:value-type="float" office:value="-2.32483647643845" calcext:value-type="float">
            <text:p>-2.32483647643845</text:p>
          </table:table-cell>
          <table:table-cell office:value-type="float" office:value="0.285449676807632" calcext:value-type="float">
            <text:p>0.285449676807632</text:p>
          </table:table-cell>
          <table:table-cell office:value-type="float" office:value="-4.64122605166328" calcext:value-type="float">
            <text:p>-4.64122605166328</text:p>
          </table:table-cell>
          <table:table-cell office:value-type="float" office:value="0.00000346347975163415" calcext:value-type="float">
            <text:p>3.46347975163415E-06</text:p>
          </table:table-cell>
          <table:table-cell office:value-type="float" office:value="0.00373552433832094" calcext:value-type="float">
            <text:p>0.00373552433832094</text:p>
          </table:table-cell>
        </table:table-row>
        <table:table-row table:style-name="ro1">
          <table:table-cell office:value-type="string" calcext:value-type="string">
            <text:p>ENSG00000164756.12</text:p>
          </table:table-cell>
          <table:table-cell office:value-type="float" office:value="9.54333047905277" calcext:value-type="float">
            <text:p>9.54333047905277</text:p>
          </table:table-cell>
          <table:table-cell office:value-type="float" office:value="-3.60937267859718" calcext:value-type="float">
            <text:p>-3.60937267859718</text:p>
          </table:table-cell>
          <table:table-cell office:value-type="float" office:value="0.465569880422474" calcext:value-type="float">
            <text:p>0.465569880422474</text:p>
          </table:table-cell>
          <table:table-cell office:value-type="float" office:value="-5.60468532936311" calcext:value-type="float">
            <text:p>-5.60468532936311</text:p>
          </table:table-cell>
          <table:table-cell office:value-type="float" office:value="0.00000002086336476532" calcext:value-type="float">
            <text:p>2.086336476532E-08</text:p>
          </table:table-cell>
          <table:table-cell office:value-type="float" office:value="0.0000601532804090044" calcext:value-type="float">
            <text:p>6.01532804090044E-05</text:p>
          </table:table-cell>
        </table:table-row>
        <table:table-row table:style-name="ro1">
          <table:table-cell office:value-type="string" calcext:value-type="string">
            <text:p>ENSG00000165617.14</text:p>
          </table:table-cell>
          <table:table-cell office:value-type="float" office:value="131.390728828602" calcext:value-type="float">
            <text:p>131.390728828602</text:p>
          </table:table-cell>
          <table:table-cell office:value-type="float" office:value="-1.86223167982458" calcext:value-type="float">
            <text:p>-1.86223167982458</text:p>
          </table:table-cell>
          <table:table-cell office:value-type="float" office:value="0.188683070301555" calcext:value-type="float">
            <text:p>0.188683070301555</text:p>
          </table:table-cell>
          <table:table-cell office:value-type="float" office:value="-4.56973526266324" calcext:value-type="float">
            <text:p>-4.56973526266324</text:p>
          </table:table-cell>
          <table:table-cell office:value-type="float" office:value="0.00000488340695593038" calcext:value-type="float">
            <text:p>4.88340695593038E-06</text:p>
          </table:table-cell>
          <table:table-cell office:value-type="float" office:value="0.00490424282560901" calcext:value-type="float">
            <text:p>0.00490424282560901</text:p>
          </table:table-cell>
        </table:table-row>
        <table:table-row table:style-name="ro1">
          <table:table-cell office:value-type="string" calcext:value-type="string">
            <text:p>ENSG00000166750.9</text:p>
          </table:table-cell>
          <table:table-cell office:value-type="float" office:value="26.4932922957388" calcext:value-type="float">
            <text:p>26.4932922957388</text:p>
          </table:table-cell>
          <table:table-cell office:value-type="float" office:value="-2.31959726091326" calcext:value-type="float">
            <text:p>-2.31959726091326</text:p>
          </table:table-cell>
          <table:table-cell office:value-type="float" office:value="0.349273431706059" calcext:value-type="float">
            <text:p>0.349273431706059</text:p>
          </table:table-cell>
          <table:table-cell office:value-type="float" office:value="-3.7781209251089" calcext:value-type="float">
            <text:p>-3.7781209251089</text:p>
          </table:table-cell>
          <table:table-cell office:value-type="float" office:value="0.000158016151177641" calcext:value-type="float">
            <text:p>0.000158016151177641</text:p>
          </table:table-cell>
          <table:table-cell office:value-type="float" office:value="0.0661209805927773" calcext:value-type="float">
            <text:p>0.0661209805927773</text:p>
          </table:table-cell>
        </table:table-row>
        <table:table-row table:style-name="ro1">
          <table:table-cell office:value-type="string" calcext:value-type="string">
            <text:p>ENSG00000169181.12</text:p>
          </table:table-cell>
          <table:table-cell office:value-type="float" office:value="17.587859210268" calcext:value-type="float">
            <text:p>17.587859210268</text:p>
          </table:table-cell>
          <table:table-cell office:value-type="float" office:value="3.2978498570875" calcext:value-type="float">
            <text:p>3.2978498570875</text:p>
          </table:table-cell>
          <table:table-cell office:value-type="float" office:value="0.47830822705973" calcext:value-type="float">
            <text:p>0.47830822705973</text:p>
          </table:table-cell>
          <table:table-cell office:value-type="float" office:value="4.80411945078367" calcext:value-type="float">
            <text:p>4.80411945078367</text:p>
          </table:table-cell>
          <table:table-cell office:value-type="float" office:value="0.00000155434019452735" calcext:value-type="float">
            <text:p>1.55434019452735E-06</text:p>
          </table:table-cell>
          <table:table-cell office:value-type="float" office:value="0.00212859824457818" calcext:value-type="float">
            <text:p>0.00212859824457818</text:p>
          </table:table-cell>
        </table:table-row>
        <table:table-row table:style-name="ro1">
          <table:table-cell office:value-type="string" calcext:value-type="string">
            <text:p>ENSG00000170802.15</text:p>
          </table:table-cell>
          <table:table-cell office:value-type="float" office:value="10.07960792524" calcext:value-type="float">
            <text:p>10.07960792524</text:p>
          </table:table-cell>
          <table:table-cell office:value-type="float" office:value="-2.17047048726129" calcext:value-type="float">
            <text:p>-2.17047048726129</text:p>
          </table:table-cell>
          <table:table-cell office:value-type="float" office:value="0.304112003537881" calcext:value-type="float">
            <text:p>0.304112003537881</text:p>
          </table:table-cell>
          <table:table-cell office:value-type="float" office:value="-3.84881383715424" calcext:value-type="float">
            <text:p>-3.84881383715424</text:p>
          </table:table-cell>
          <table:table-cell office:value-type="float" office:value="0.000118691163629174" calcext:value-type="float">
            <text:p>0.000118691163629174</text:p>
          </table:table-cell>
          <table:table-cell office:value-type="float" office:value="0.0556099532214398" calcext:value-type="float">
            <text:p>0.0556099532214398</text:p>
          </table:table-cell>
        </table:table-row>
        <table:table-row table:style-name="ro1">
          <table:table-cell office:value-type="string" calcext:value-type="string">
            <text:p>ENSG00000171055.14</text:p>
          </table:table-cell>
          <table:table-cell office:value-type="float" office:value="1784.13798174402" calcext:value-type="float">
            <text:p>1784.13798174402</text:p>
          </table:table-cell>
          <table:table-cell office:value-type="float" office:value="-1.8078183508636" calcext:value-type="float">
            <text:p>-1.8078183508636</text:p>
          </table:table-cell>
          <table:table-cell office:value-type="float" office:value="0.217764799504006" calcext:value-type="float">
            <text:p>0.217764799504006</text:p>
          </table:table-cell>
          <table:table-cell office:value-type="float" office:value="-3.70959104824806" calcext:value-type="float">
            <text:p>-3.70959104824806</text:p>
          </table:table-cell>
          <table:table-cell office:value-type="float" office:value="0.000207594294000464" calcext:value-type="float">
            <text:p>0.000207594294000464</text:p>
          </table:table-cell>
          <table:table-cell office:value-type="float" office:value="0.0791696315145061" calcext:value-type="float">
            <text:p>0.0791696315145061</text:p>
          </table:table-cell>
        </table:table-row>
        <table:table-row table:style-name="ro1">
          <table:table-cell office:value-type="string" calcext:value-type="string">
            <text:p>ENSG00000171885.14</text:p>
          </table:table-cell>
          <table:table-cell office:value-type="float" office:value="34.718188921355" calcext:value-type="float">
            <text:p>34.718188921355</text:p>
          </table:table-cell>
          <table:table-cell office:value-type="float" office:value="-2.43373482187596" calcext:value-type="float">
            <text:p>-2.43373482187596</text:p>
          </table:table-cell>
          <table:table-cell office:value-type="float" office:value="0.270326259672898" calcext:value-type="float">
            <text:p>0.270326259672898</text:p>
          </table:table-cell>
          <table:table-cell office:value-type="float" office:value="-5.30372011809291" calcext:value-type="float">
            <text:p>-5.30372011809291</text:p>
          </table:table-cell>
          <table:table-cell office:value-type="float" office:value="0.00000011346623658282" calcext:value-type="float">
            <text:p>1.1346623658282E-07</text:p>
          </table:table-cell>
          <table:table-cell office:value-type="float" office:value="0.000244179341126232" calcext:value-type="float">
            <text:p>0.000244179341126232</text:p>
          </table:table-cell>
        </table:table-row>
        <table:table-row table:style-name="ro1">
          <table:table-cell office:value-type="string" calcext:value-type="string">
            <text:p>ENSG00000172296.12</text:p>
          </table:table-cell>
          <table:table-cell office:value-type="float" office:value="130.252171983134" calcext:value-type="float">
            <text:p>130.252171983134</text:p>
          </table:table-cell>
          <table:table-cell office:value-type="float" office:value="-2.12814618224267" calcext:value-type="float">
            <text:p>-2.12814618224267</text:p>
          </table:table-cell>
          <table:table-cell office:value-type="float" office:value="0.293621340925127" calcext:value-type="float">
            <text:p>0.293621340925127</text:p>
          </table:table-cell>
          <table:table-cell office:value-type="float" office:value="-3.84218047192401" calcext:value-type="float">
            <text:p>-3.84218047192401</text:p>
          </table:table-cell>
          <table:table-cell office:value-type="float" office:value="0.000121946114797833" calcext:value-type="float">
            <text:p>0.000121946114797833</text:p>
          </table:table-cell>
          <table:table-cell office:value-type="float" office:value="0.0556665537368045" calcext:value-type="float">
            <text:p>0.0556665537368045</text:p>
          </table:table-cell>
        </table:table-row>
        <table:table-row table:style-name="ro1">
          <table:table-cell office:value-type="string" calcext:value-type="string">
            <text:p>ENSG00000173253.15</text:p>
          </table:table-cell>
          <table:table-cell office:value-type="float" office:value="224.509522402929" calcext:value-type="float">
            <text:p>224.509522402929</text:p>
          </table:table-cell>
          <table:table-cell office:value-type="float" office:value="2.00329995820451" calcext:value-type="float">
            <text:p>2.00329995820451</text:p>
          </table:table-cell>
          <table:table-cell office:value-type="float" office:value="0.202080241242352" calcext:value-type="float">
            <text:p>0.202080241242352</text:p>
          </table:table-cell>
          <table:table-cell office:value-type="float" office:value="4.96485926598466" calcext:value-type="float">
            <text:p>4.96485926598466</text:p>
          </table:table-cell>
          <table:table-cell office:value-type="float" office:value="0.00000068750906222051" calcext:value-type="float">
            <text:p>6.8750906222051E-07</text:p>
          </table:table-cell>
          <table:table-cell office:value-type="float" office:value="0.00109017226455682" calcext:value-type="float">
            <text:p>0.00109017226455682</text:p>
          </table:table-cell>
        </table:table-row>
        <table:table-row table:style-name="ro1">
          <table:table-cell office:value-type="string" calcext:value-type="string">
            <text:p>ENSG00000174738.12</text:p>
          </table:table-cell>
          <table:table-cell office:value-type="float" office:value="44.4456951635097" calcext:value-type="float">
            <text:p>44.4456951635097</text:p>
          </table:table-cell>
          <table:table-cell office:value-type="float" office:value="-1.74856791905156" calcext:value-type="float">
            <text:p>-1.74856791905156</text:p>
          </table:table-cell>
          <table:table-cell office:value-type="float" office:value="0.200633157898847" calcext:value-type="float">
            <text:p>0.200633157898847</text:p>
          </table:table-cell>
          <table:table-cell office:value-type="float" office:value="-3.73102794618308" calcext:value-type="float">
            <text:p>-3.73102794618308</text:p>
          </table:table-cell>
          <table:table-cell office:value-type="float" office:value="0.00019070006577653" calcext:value-type="float">
            <text:p>0.00019070006577653</text:p>
          </table:table-cell>
          <table:table-cell office:value-type="float" office:value="0.0746157348274712" calcext:value-type="float">
            <text:p>0.0746157348274712</text:p>
          </table:table-cell>
        </table:table-row>
        <table:table-row table:style-name="ro1">
          <table:table-cell office:value-type="string" calcext:value-type="string">
            <text:p>ENSG00000175395.15</text:p>
          </table:table-cell>
          <table:table-cell office:value-type="float" office:value="181.440965885853" calcext:value-type="float">
            <text:p>181.440965885853</text:p>
          </table:table-cell>
          <table:table-cell office:value-type="float" office:value="-2.14002588535059" calcext:value-type="float">
            <text:p>-2.14002588535059</text:p>
          </table:table-cell>
          <table:table-cell office:value-type="float" office:value="0.286726598938817" calcext:value-type="float">
            <text:p>0.286726598938817</text:p>
          </table:table-cell>
          <table:table-cell office:value-type="float" office:value="-3.97600323642751" calcext:value-type="float">
            <text:p>-3.97600323642751</text:p>
          </table:table-cell>
          <table:table-cell office:value-type="float" office:value="0.0000700831717554214" calcext:value-type="float">
            <text:p>7.00831717554214E-05</text:p>
          </table:table-cell>
          <table:table-cell office:value-type="float" office:value="0.0370432596253919" calcext:value-type="float">
            <text:p>0.0370432596253919</text:p>
          </table:table-cell>
        </table:table-row>
        <table:table-row table:style-name="ro1">
          <table:table-cell office:value-type="string" calcext:value-type="string">
            <text:p>ENSG00000177551.5</text:p>
          </table:table-cell>
          <table:table-cell office:value-type="float" office:value="10.5516617882707" calcext:value-type="float">
            <text:p>10.5516617882707</text:p>
          </table:table-cell>
          <table:table-cell office:value-type="float" office:value="-3.38657386829648" calcext:value-type="float">
            <text:p>-3.38657386829648</text:p>
          </table:table-cell>
          <table:table-cell office:value-type="float" office:value="0.42455954692599" calcext:value-type="float">
            <text:p>0.42455954692599</text:p>
          </table:table-cell>
          <table:table-cell office:value-type="float" office:value="-5.62129361022828" calcext:value-type="float">
            <text:p>-5.62129361022828</text:p>
          </table:table-cell>
          <table:table-cell office:value-type="float" office:value="0.00000001895328346773" calcext:value-type="float">
            <text:p>1.895328346773E-08</text:p>
          </table:table-cell>
          <table:table-cell office:value-type="float" office:value="0.0000601532804090044" calcext:value-type="float">
            <text:p>6.01532804090044E-05</text:p>
          </table:table-cell>
        </table:table-row>
        <table:table-row table:style-name="ro1">
          <table:table-cell office:value-type="string" calcext:value-type="string">
            <text:p>ENSG00000183055.5</text:p>
          </table:table-cell>
          <table:table-cell office:value-type="float" office:value="8.92464100906898" calcext:value-type="float">
            <text:p>8.92464100906898</text:p>
          </table:table-cell>
          <table:table-cell office:value-type="float" office:value="-5.38119673934103" calcext:value-type="float">
            <text:p>-5.38119673934103</text:p>
          </table:table-cell>
          <table:table-cell office:value-type="float" office:value="0.996916777216093" calcext:value-type="float">
            <text:p>0.996916777216093</text:p>
          </table:table-cell>
          <table:table-cell office:value-type="float" office:value="-4.39474672256555" calcext:value-type="float">
            <text:p>-4.39474672256555</text:p>
          </table:table-cell>
          <table:table-cell office:value-type="float" office:value="0.0000110901981791056" calcext:value-type="float">
            <text:p>1.10901981791056E-05</text:p>
          </table:table-cell>
          <table:table-cell office:value-type="float" office:value="0.00928126363166924" calcext:value-type="float">
            <text:p>0.00928126363166924</text:p>
          </table:table-cell>
        </table:table-row>
        <table:table-row table:style-name="ro1">
          <table:table-cell office:value-type="string" calcext:value-type="string">
            <text:p>ENSG00000186377.7</text:p>
          </table:table-cell>
          <table:table-cell office:value-type="float" office:value="2.98858779676479" calcext:value-type="float">
            <text:p>2.98858779676479</text:p>
          </table:table-cell>
          <table:table-cell office:value-type="float" office:value="-3.37812262287346" calcext:value-type="float">
            <text:p>-3.37812262287346</text:p>
          </table:table-cell>
          <table:table-cell office:value-type="float" office:value="0.524437679385725" calcext:value-type="float">
            <text:p>0.524437679385725</text:p>
          </table:table-cell>
          <table:table-cell office:value-type="float" office:value="-4.53461434284996" calcext:value-type="float">
            <text:p>-4.53461434284996</text:p>
          </table:table-cell>
          <table:table-cell office:value-type="float" office:value="0.00000577088324459234" calcext:value-type="float">
            <text:p>5.77088324459234E-06</text:p>
          </table:table-cell>
          <table:table-cell office:value-type="float" office:value="0.00543328657478369" calcext:value-type="float">
            <text:p>0.00543328657478369</text:p>
          </table:table-cell>
        </table:table-row>
        <table:table-row table:style-name="ro1">
          <table:table-cell office:value-type="string" calcext:value-type="string">
            <text:p>ENSG00000186479.4</text:p>
          </table:table-cell>
          <table:table-cell office:value-type="float" office:value="12.4605617164303" calcext:value-type="float">
            <text:p>12.4605617164303</text:p>
          </table:table-cell>
          <table:table-cell office:value-type="float" office:value="-2.26191262637374" calcext:value-type="float">
            <text:p>-2.26191262637374</text:p>
          </table:table-cell>
          <table:table-cell office:value-type="float" office:value="0.344231131696928" calcext:value-type="float">
            <text:p>0.344231131696928</text:p>
          </table:table-cell>
          <table:table-cell office:value-type="float" office:value="-3.6658875684863" calcext:value-type="float">
            <text:p>-3.6658875684863</text:p>
          </table:table-cell>
          <table:table-cell office:value-type="float" office:value="0.000246482205766304" calcext:value-type="float">
            <text:p>0.000246482205766304</text:p>
          </table:table-cell>
          <table:table-cell office:value-type="float" office:value="0.0928251986915902" calcext:value-type="float">
            <text:p>0.0928251986915902</text:p>
          </table:table-cell>
        </table:table-row>
        <table:table-row table:style-name="ro1">
          <table:table-cell office:value-type="string" calcext:value-type="string">
            <text:p>ENSG00000188729.6</text:p>
          </table:table-cell>
          <table:table-cell office:value-type="float" office:value="27.4552157786823" calcext:value-type="float">
            <text:p>27.4552157786823</text:p>
          </table:table-cell>
          <table:table-cell office:value-type="float" office:value="-2.83538430532124" calcext:value-type="float">
            <text:p>-2.83538430532124</text:p>
          </table:table-cell>
          <table:table-cell office:value-type="float" office:value="0.33097672555454" calcext:value-type="float">
            <text:p>0.33097672555454</text:p>
          </table:table-cell>
          <table:table-cell office:value-type="float" office:value="-5.54535761463626" calcext:value-type="float">
            <text:p>-5.54535761463626</text:p>
          </table:table-cell>
          <table:table-cell office:value-type="float" office:value="0.00000002933539747034" calcext:value-type="float">
            <text:p>2.933539747034E-08</text:p>
          </table:table-cell>
          <table:table-cell office:value-type="float" office:value="0.0000736514045821887" calcext:value-type="float">
            <text:p>7.36514045821887E-05</text:p>
          </table:table-cell>
        </table:table-row>
        <table:table-row table:style-name="ro1">
          <table:table-cell office:value-type="string" calcext:value-type="string">
            <text:p>ENSG00000188986.6</text:p>
          </table:table-cell>
          <table:table-cell office:value-type="float" office:value="101.466653263517" calcext:value-type="float">
            <text:p>101.466653263517</text:p>
          </table:table-cell>
          <table:table-cell office:value-type="float" office:value="-5.05093621655926" calcext:value-type="float">
            <text:p>-5.05093621655926</text:p>
          </table:table-cell>
          <table:table-cell office:value-type="float" office:value="0.831251887978987" calcext:value-type="float">
            <text:p>0.831251887978987</text:p>
          </table:table-cell>
          <table:table-cell office:value-type="float" office:value="-4.87329565820086" calcext:value-type="float">
            <text:p>-4.87329565820086</text:p>
          </table:table-cell>
          <table:table-cell office:value-type="float" office:value="0.00000109751781758593" calcext:value-type="float">
            <text:p>1.09751781758593E-06</text:p>
          </table:table-cell>
          <table:table-cell office:value-type="float" office:value="0.00157457222896328" calcext:value-type="float">
            <text:p>0.00157457222896328</text:p>
          </table:table-cell>
        </table:table-row>
        <table:table-row table:style-name="ro1">
          <table:table-cell office:value-type="string" calcext:value-type="string">
            <text:p>ENSG00000197121.14</text:p>
          </table:table-cell>
          <table:table-cell office:value-type="float" office:value="119.809050069995" calcext:value-type="float">
            <text:p>119.809050069995</text:p>
          </table:table-cell>
          <table:table-cell office:value-type="float" office:value="2.00480312255643" calcext:value-type="float">
            <text:p>2.00480312255643</text:p>
          </table:table-cell>
          <table:table-cell office:value-type="float" office:value="0.243644025827109" calcext:value-type="float">
            <text:p>0.243644025827109</text:p>
          </table:table-cell>
          <table:table-cell office:value-type="float" office:value="4.12406222211025" calcext:value-type="float">
            <text:p>4.12406222211025</text:p>
          </table:table-cell>
          <table:table-cell office:value-type="float" office:value="0.0000372248263226588" calcext:value-type="float">
            <text:p>3.72248263226588E-05</text:p>
          </table:table-cell>
          <table:table-cell office:value-type="float" office:value="0.0219903836754719" calcext:value-type="float">
            <text:p>0.0219903836754719</text:p>
          </table:table-cell>
        </table:table-row>
        <table:table-row table:style-name="ro1">
          <table:table-cell office:value-type="string" calcext:value-type="string">
            <text:p>ENSG00000197891.11</text:p>
          </table:table-cell>
          <table:table-cell office:value-type="float" office:value="2.54039864403086" calcext:value-type="float">
            <text:p>2.54039864403086</text:p>
          </table:table-cell>
          <table:table-cell office:value-type="float" office:value="-3.15122503874476" calcext:value-type="float">
            <text:p>-3.15122503874476</text:p>
          </table:table-cell>
          <table:table-cell office:value-type="float" office:value="0.532668203722876" calcext:value-type="float">
            <text:p>0.532668203722876</text:p>
          </table:table-cell>
          <table:table-cell office:value-type="float" office:value="-4.03858353795029" calcext:value-type="float">
            <text:p>-4.03858353795029</text:p>
          </table:table-cell>
          <table:table-cell office:value-type="float" office:value="0.0000537749424141157" calcext:value-type="float">
            <text:p>5.37749424141157E-05</text:p>
          </table:table-cell>
          <table:table-cell office:value-type="float" office:value="0.0300024345380088" calcext:value-type="float">
            <text:p>0.0300024345380088</text:p>
          </table:table-cell>
        </table:table-row>
        <table:table-row table:style-name="ro1">
          <table:table-cell office:value-type="string" calcext:value-type="string">
            <text:p>ENSG00000198216.11</text:p>
          </table:table-cell>
          <table:table-cell office:value-type="float" office:value="38.5272375897844" calcext:value-type="float">
            <text:p>38.5272375897844</text:p>
          </table:table-cell>
          <table:table-cell office:value-type="float" office:value="-4.36836153200104" calcext:value-type="float">
            <text:p>-4.36836153200104</text:p>
          </table:table-cell>
          <table:table-cell office:value-type="float" office:value="0.562584120430451" calcext:value-type="float">
            <text:p>0.562584120430451</text:p>
          </table:table-cell>
          <table:table-cell office:value-type="float" office:value="-5.98730289334117" calcext:value-type="float">
            <text:p>-5.98730289334117</text:p>
          </table:table-cell>
          <table:table-cell office:value-type="float" office:value="0.00000000213349249455" calcext:value-type="float">
            <text:p>2.13349249455E-09</text:p>
          </table:table-cell>
          <table:table-cell office:value-type="float" office:value="0.0000128555723751802" calcext:value-type="float">
            <text:p>1.28555723751802E-05</text:p>
          </table:table-cell>
        </table:table-row>
        <table:table-row table:style-name="ro1">
          <table:table-cell office:value-type="string" calcext:value-type="string">
            <text:p>ENSG00000198739.10</text:p>
          </table:table-cell>
          <table:table-cell office:value-type="float" office:value="9.50831346661297" calcext:value-type="float">
            <text:p>9.50831346661297</text:p>
          </table:table-cell>
          <table:table-cell office:value-type="float" office:value="-3.52837250726672" calcext:value-type="float">
            <text:p>-3.52837250726672</text:p>
          </table:table-cell>
          <table:table-cell office:value-type="float" office:value="0.69290321671544" calcext:value-type="float">
            <text:p>0.69290321671544</text:p>
          </table:table-cell>
          <table:table-cell office:value-type="float" office:value="-3.64895478368816" calcext:value-type="float">
            <text:p>-3.64895478368816</text:p>
          </table:table-cell>
          <table:table-cell office:value-type="float" office:value="0.000263309439373008" calcext:value-type="float">
            <text:p>0.000263309439373008</text:p>
          </table:table-cell>
          <table:table-cell office:value-type="float" office:value="0.096743741334512" calcext:value-type="float">
            <text:p>0.096743741334512</text:p>
          </table:table-cell>
        </table:table-row>
        <table:table-row table:style-name="ro1">
          <table:table-cell office:value-type="string" calcext:value-type="string">
            <text:p>ENSG00000203965.12</text:p>
          </table:table-cell>
          <table:table-cell office:value-type="float" office:value="65.0288298808894" calcext:value-type="float">
            <text:p>65.0288298808894</text:p>
          </table:table-cell>
          <table:table-cell office:value-type="float" office:value="-1.72534446572178" calcext:value-type="float">
            <text:p>-1.72534446572178</text:p>
          </table:table-cell>
          <table:table-cell office:value-type="float" office:value="0.179202851559444" calcext:value-type="float">
            <text:p>0.179202851559444</text:p>
          </table:table-cell>
          <table:table-cell office:value-type="float" office:value="-4.04761676172975" calcext:value-type="float">
            <text:p>-4.04761676172975</text:p>
          </table:table-cell>
          <table:table-cell office:value-type="float" office:value="0.0000517417727133328" calcext:value-type="float">
            <text:p>5.17417727133328E-05</text:p>
          </table:table-cell>
          <table:table-cell office:value-type="float" office:value="0.0294127571378734" calcext:value-type="float">
            <text:p>0.0294127571378734</text:p>
          </table:table-cell>
        </table:table-row>
        <table:table-row table:style-name="ro1">
          <table:table-cell office:value-type="string" calcext:value-type="string">
            <text:p>ENSG00000213613.2</text:p>
          </table:table-cell>
          <table:table-cell office:value-type="float" office:value="3.37220534435871" calcext:value-type="float">
            <text:p>3.37220534435871</text:p>
          </table:table-cell>
          <table:table-cell office:value-type="float" office:value="-3.30485504429835" calcext:value-type="float">
            <text:p>-3.30485504429835</text:p>
          </table:table-cell>
          <table:table-cell office:value-type="float" office:value="0.630250786977018" calcext:value-type="float">
            <text:p>0.630250786977018</text:p>
          </table:table-cell>
          <table:table-cell office:value-type="float" office:value="-3.65704429399213" calcext:value-type="float">
            <text:p>-3.65704429399213</text:p>
          </table:table-cell>
          <table:table-cell office:value-type="float" office:value="0.000255140304864148" calcext:value-type="float">
            <text:p>0.000255140304864148</text:p>
          </table:table-cell>
          <table:table-cell office:value-type="float" office:value="0.0948995938882354" calcext:value-type="float">
            <text:p>0.0948995938882354</text:p>
          </table:table-cell>
        </table:table-row>
        <table:table-row table:style-name="ro1">
          <table:table-cell office:value-type="string" calcext:value-type="string">
            <text:p>ENSG00000214814.7</text:p>
          </table:table-cell>
          <table:table-cell office:value-type="float" office:value="4.39021251144752" calcext:value-type="float">
            <text:p>4.39021251144752</text:p>
          </table:table-cell>
          <table:table-cell office:value-type="float" office:value="-2.56760981630238" calcext:value-type="float">
            <text:p>-2.56760981630238</text:p>
          </table:table-cell>
          <table:table-cell office:value-type="float" office:value="0.407576363673795" calcext:value-type="float">
            <text:p>0.407576363673795</text:p>
          </table:table-cell>
          <table:table-cell office:value-type="float" office:value="-3.84617449886524" calcext:value-type="float">
            <text:p>-3.84617449886524</text:p>
          </table:table-cell>
          <table:table-cell office:value-type="float" office:value="0.00011997633295916" calcext:value-type="float">
            <text:p>0.00011997633295916</text:p>
          </table:table-cell>
          <table:table-cell office:value-type="float" office:value="0.0556099532214398" calcext:value-type="float">
            <text:p>0.0556099532214398</text:p>
          </table:table-cell>
        </table:table-row>
        <table:table-row table:style-name="ro1">
          <table:table-cell office:value-type="string" calcext:value-type="string">
            <text:p>ENSG00000220842.6</text:p>
          </table:table-cell>
          <table:table-cell office:value-type="float" office:value="119.906710080344" calcext:value-type="float">
            <text:p>119.906710080344</text:p>
          </table:table-cell>
          <table:table-cell office:value-type="float" office:value="-24.3272106389302" calcext:value-type="float">
            <text:p>-24.3272106389302</text:p>
          </table:table-cell>
          <table:table-cell office:value-type="float" office:value="1.91762140773064" calcext:value-type="float">
            <text:p>1.91762140773064</text:p>
          </table:table-cell>
          <table:table-cell office:value-type="float" office:value="-12.1646590640309" calcext:value-type="float">
            <text:p>-12.1646590640309</text:p>
          </table:table-cell>
          <table:table-cell office:value-type="float" office:value="4.79442892183738E-034" calcext:value-type="float">
            <text:p>4.79442892183738E-34</text:p>
          </table:table-cell>
          <table:table-cell office:value-type="float" office:value="7.22232772785583E-030" calcext:value-type="float">
            <text:p>7.22232772785583E-30</text:p>
          </table:table-cell>
        </table:table-row>
        <table:table-row table:style-name="ro1">
          <table:table-cell office:value-type="string" calcext:value-type="string">
            <text:p>ENSG00000223553.6</text:p>
          </table:table-cell>
          <table:table-cell office:value-type="float" office:value="22.1782838032997" calcext:value-type="float">
            <text:p>22.1782838032997</text:p>
          </table:table-cell>
          <table:table-cell office:value-type="float" office:value="-3.64589957462993" calcext:value-type="float">
            <text:p>-3.64589957462993</text:p>
          </table:table-cell>
          <table:table-cell office:value-type="float" office:value="0.487031366502244" calcext:value-type="float">
            <text:p>0.487031366502244</text:p>
          </table:table-cell>
          <table:table-cell office:value-type="float" office:value="-5.43270876705995" calcext:value-type="float">
            <text:p>-5.43270876705995</text:p>
          </table:table-cell>
          <table:table-cell office:value-type="float" office:value="0.00000005550495655034" calcext:value-type="float">
            <text:p>5.550495655034E-08</text:p>
          </table:table-cell>
          <table:table-cell office:value-type="float" office:value="0.000128634871611424" calcext:value-type="float">
            <text:p>0.000128634871611424</text:p>
          </table:table-cell>
        </table:table-row>
        <table:table-row table:style-name="ro1">
          <table:table-cell office:value-type="string" calcext:value-type="string">
            <text:p>ENSG00000226807.6</text:p>
          </table:table-cell>
          <table:table-cell office:value-type="float" office:value="3.78899864128944" calcext:value-type="float">
            <text:p>3.78899864128944</text:p>
          </table:table-cell>
          <table:table-cell office:value-type="float" office:value="-3.53371038482334" calcext:value-type="float">
            <text:p>-3.53371038482334</text:p>
          </table:table-cell>
          <table:table-cell office:value-type="float" office:value="0.584590977688312" calcext:value-type="float">
            <text:p>0.584590977688312</text:p>
          </table:table-cell>
          <table:table-cell office:value-type="float" office:value="-4.33415923530425" calcext:value-type="float">
            <text:p>-4.33415923530425</text:p>
          </table:table-cell>
          <table:table-cell office:value-type="float" office:value="0.0000146318240789408" calcext:value-type="float">
            <text:p>1.46318240789408E-05</text:p>
          </table:table-cell>
          <table:table-cell office:value-type="float" office:value="0.0113032716884699" calcext:value-type="float">
            <text:p>0.0113032716884699</text:p>
          </table:table-cell>
        </table:table-row>
        <table:table-row table:style-name="ro1">
          <table:table-cell office:value-type="string" calcext:value-type="string">
            <text:p>ENSG00000227765.4</text:p>
          </table:table-cell>
          <table:table-cell office:value-type="float" office:value="2.3227982240956" calcext:value-type="float">
            <text:p>2.3227982240956</text:p>
          </table:table-cell>
          <table:table-cell office:value-type="float" office:value="-3.21847293416635" calcext:value-type="float">
            <text:p>-3.21847293416635</text:p>
          </table:table-cell>
          <table:table-cell office:value-type="float" office:value="0.54542164367931" calcext:value-type="float">
            <text:p>0.54542164367931</text:p>
          </table:table-cell>
          <table:table-cell office:value-type="float" office:value="-4.06744572731099" calcext:value-type="float">
            <text:p>-4.06744572731099</text:p>
          </table:table-cell>
          <table:table-cell office:value-type="float" office:value="0.0000475312739073291" calcext:value-type="float">
            <text:p>4.75312739073291E-05</text:p>
          </table:table-cell>
          <table:table-cell office:value-type="float" office:value="0.0275388888515386" calcext:value-type="float">
            <text:p>0.0275388888515386</text:p>
          </table:table-cell>
        </table:table-row>
        <table:table-row table:style-name="ro1">
          <table:table-cell office:value-type="string" calcext:value-type="string">
            <text:p>ENSG00000229226.3</text:p>
          </table:table-cell>
          <table:table-cell office:value-type="float" office:value="4.55248840476764" calcext:value-type="float">
            <text:p>4.55248840476764</text:p>
          </table:table-cell>
          <table:table-cell office:value-type="float" office:value="-4.17869081223412" calcext:value-type="float">
            <text:p>-4.17869081223412</text:p>
          </table:table-cell>
          <table:table-cell office:value-type="float" office:value="0.809717268071259" calcext:value-type="float">
            <text:p>0.809717268071259</text:p>
          </table:table-cell>
          <table:table-cell office:value-type="float" office:value="-3.92567991023056" calcext:value-type="float">
            <text:p>-3.92567991023056</text:p>
          </table:table-cell>
          <table:table-cell office:value-type="float" office:value="0.0000864851003204387" calcext:value-type="float">
            <text:p>8.64851003204387E-05</text:p>
          </table:table-cell>
          <table:table-cell office:value-type="float" office:value="0.0434270517075696" calcext:value-type="float">
            <text:p>0.0434270517075696</text:p>
          </table:table-cell>
        </table:table-row>
        <table:table-row table:style-name="ro1">
          <table:table-cell office:value-type="string" calcext:value-type="string">
            <text:p>ENSG00000233072.1</text:p>
          </table:table-cell>
          <table:table-cell office:value-type="float" office:value="2.52919348994491" calcext:value-type="float">
            <text:p>2.52919348994491</text:p>
          </table:table-cell>
          <table:table-cell office:value-type="float" office:value="-3.72585831475158" calcext:value-type="float">
            <text:p>-3.72585831475158</text:p>
          </table:table-cell>
          <table:table-cell office:value-type="float" office:value="0.729861151478989" calcext:value-type="float">
            <text:p>0.729861151478989</text:p>
          </table:table-cell>
          <table:table-cell office:value-type="float" office:value="-3.73476285075305" calcext:value-type="float">
            <text:p>-3.73476285075305</text:p>
          </table:table-cell>
          <table:table-cell office:value-type="float" office:value="0.000187892157882542" calcext:value-type="float">
            <text:p>0.000187892157882542</text:p>
          </table:table-cell>
          <table:table-cell office:value-type="float" office:value="0.0744844070090161" calcext:value-type="float">
            <text:p>0.0744844070090161</text:p>
          </table:table-cell>
        </table:table-row>
        <table:table-row table:style-name="ro1">
          <table:table-cell office:value-type="string" calcext:value-type="string">
            <text:p>ENSG00000234841.4</text:p>
          </table:table-cell>
          <table:table-cell office:value-type="float" office:value="8.47202683394616" calcext:value-type="float">
            <text:p>8.47202683394616</text:p>
          </table:table-cell>
          <table:table-cell office:value-type="float" office:value="-3.83632141472655" calcext:value-type="float">
            <text:p>-3.83632141472655</text:p>
          </table:table-cell>
          <table:table-cell office:value-type="float" office:value="0.678003687096615" calcext:value-type="float">
            <text:p>0.678003687096615</text:p>
          </table:table-cell>
          <table:table-cell office:value-type="float" office:value="-4.18334216864277" calcext:value-type="float">
            <text:p>-4.18334216864277</text:p>
          </table:table-cell>
          <table:table-cell office:value-type="float" office:value="0.0000287254541325741" calcext:value-type="float">
            <text:p>2.87254541325741E-05</text:p>
          </table:table-cell>
          <table:table-cell office:value-type="float" office:value="0.0188139235240476" calcext:value-type="float">
            <text:p>0.0188139235240476</text:p>
          </table:table-cell>
        </table:table-row>
        <table:table-row table:style-name="ro1">
          <table:table-cell office:value-type="string" calcext:value-type="string">
            <text:p>ENSG00000235205.1</text:p>
          </table:table-cell>
          <table:table-cell office:value-type="float" office:value="56.5508057731357" calcext:value-type="float">
            <text:p>56.5508057731357</text:p>
          </table:table-cell>
          <table:table-cell office:value-type="float" office:value="-2.19797606786743" calcext:value-type="float">
            <text:p>-2.19797606786743</text:p>
          </table:table-cell>
          <table:table-cell office:value-type="float" office:value="0.258143459770683" calcext:value-type="float">
            <text:p>0.258143459770683</text:p>
          </table:table-cell>
          <table:table-cell office:value-type="float" office:value="-4.6407376306633" calcext:value-type="float">
            <text:p>-4.6407376306633</text:p>
          </table:table-cell>
          <table:table-cell office:value-type="float" office:value="0.00000347167689435031" calcext:value-type="float">
            <text:p>3.47167689435031E-06</text:p>
          </table:table-cell>
          <table:table-cell office:value-type="float" office:value="0.00373552433832094" calcext:value-type="float">
            <text:p>0.00373552433832094</text:p>
          </table:table-cell>
        </table:table-row>
        <table:table-row table:style-name="ro1">
          <table:table-cell office:value-type="string" calcext:value-type="string">
            <text:p>ENSG00000235655.3</text:p>
          </table:table-cell>
          <table:table-cell office:value-type="float" office:value="17.3887705706705" calcext:value-type="float">
            <text:p>17.3887705706705</text:p>
          </table:table-cell>
          <table:table-cell office:value-type="float" office:value="-23.6764087592765" calcext:value-type="float">
            <text:p>-23.6764087592765</text:p>
          </table:table-cell>
          <table:table-cell office:value-type="float" office:value="1.83047767871013" calcext:value-type="float">
            <text:p>1.83047767871013</text:p>
          </table:table-cell>
          <table:table-cell office:value-type="float" office:value="-12.3882465342356" calcext:value-type="float">
            <text:p>-12.3882465342356</text:p>
          </table:table-cell>
          <table:table-cell office:value-type="float" office:value="3.02587267453041E-035" calcext:value-type="float">
            <text:p>3.02587267453041E-35</text:p>
          </table:table-cell>
          <table:table-cell office:value-type="float" office:value="9.11634919382522E-031" calcext:value-type="float">
            <text:p>9.11634919382522E-31</text:p>
          </table:table-cell>
        </table:table-row>
        <table:table-row table:style-name="ro1">
          <table:table-cell office:value-type="string" calcext:value-type="string">
            <text:p>ENSG00000238125.1</text:p>
          </table:table-cell>
          <table:table-cell office:value-type="float" office:value="4.55727671164189" calcext:value-type="float">
            <text:p>4.55727671164189</text:p>
          </table:table-cell>
          <table:table-cell office:value-type="float" office:value="-3.73499635541706" calcext:value-type="float">
            <text:p>-3.73499635541706</text:p>
          </table:table-cell>
          <table:table-cell office:value-type="float" office:value="0.648214176929518" calcext:value-type="float">
            <text:p>0.648214176929518</text:p>
          </table:table-cell>
          <table:table-cell office:value-type="float" office:value="-4.21927883214817" calcext:value-type="float">
            <text:p>-4.21927883214817</text:p>
          </table:table-cell>
          <table:table-cell office:value-type="float" office:value="0.0000245085013351977" calcext:value-type="float">
            <text:p>2.45085013351977E-05</text:p>
          </table:table-cell>
          <table:table-cell office:value-type="float" office:value="0.0174199088646065" calcext:value-type="float">
            <text:p>0.0174199088646065</text:p>
          </table:table-cell>
        </table:table-row>
        <table:table-row table:style-name="ro1">
          <table:table-cell office:value-type="string" calcext:value-type="string">
            <text:p>ENSG00000240583.11</text:p>
          </table:table-cell>
          <table:table-cell office:value-type="float" office:value="663.895884693721" calcext:value-type="float">
            <text:p>663.895884693721</text:p>
          </table:table-cell>
          <table:table-cell office:value-type="float" office:value="1.70154992311515" calcext:value-type="float">
            <text:p>1.70154992311515</text:p>
          </table:table-cell>
          <table:table-cell office:value-type="float" office:value="0.183568156652718" calcext:value-type="float">
            <text:p>0.183568156652718</text:p>
          </table:table-cell>
          <table:table-cell office:value-type="float" office:value="3.82174085041542" calcext:value-type="float">
            <text:p>3.82174085041542</text:p>
          </table:table-cell>
          <table:table-cell office:value-type="float" office:value="0.000132512905232881" calcext:value-type="float">
            <text:p>0.000132512905232881</text:p>
          </table:table-cell>
          <table:table-cell office:value-type="float" office:value="0.0578601276645833" calcext:value-type="float">
            <text:p>0.0578601276645833</text:p>
          </table:table-cell>
        </table:table-row>
        <table:table-row table:style-name="ro1">
          <table:table-cell office:value-type="string" calcext:value-type="string">
            <text:p>ENSG00000242477.1</text:p>
          </table:table-cell>
          <table:table-cell office:value-type="float" office:value="1.39519339494805" calcext:value-type="float">
            <text:p>1.39519339494805</text:p>
          </table:table-cell>
          <table:table-cell office:value-type="float" office:value="-3.21038855596411" calcext:value-type="float">
            <text:p>-3.21038855596411</text:p>
          </table:table-cell>
          <table:table-cell office:value-type="float" office:value="0.584117918855516" calcext:value-type="float">
            <text:p>0.584117918855516</text:p>
          </table:table-cell>
          <table:table-cell office:value-type="float" office:value="-3.78414783147726" calcext:value-type="float">
            <text:p>-3.78414783147726</text:p>
          </table:table-cell>
          <table:table-cell office:value-type="float" office:value="0.000154236131192722" calcext:value-type="float">
            <text:p>0.000154236131192722</text:p>
          </table:table-cell>
          <table:table-cell office:value-type="float" office:value="0.065448255782737" calcext:value-type="float">
            <text:p>0.065448255782737</text:p>
          </table:table-cell>
        </table:table-row>
        <table:table-row table:style-name="ro1">
          <table:table-cell office:value-type="string" calcext:value-type="string">
            <text:p>ENSG00000243175.1</text:p>
          </table:table-cell>
          <table:table-cell office:value-type="float" office:value="18.9508737469317" calcext:value-type="float">
            <text:p>18.9508737469317</text:p>
          </table:table-cell>
          <table:table-cell office:value-type="float" office:value="-3.12416512798929" calcext:value-type="float">
            <text:p>-3.12416512798929</text:p>
          </table:table-cell>
          <table:table-cell office:value-type="float" office:value="0.447612531194408" calcext:value-type="float">
            <text:p>0.447612531194408</text:p>
          </table:table-cell>
          <table:table-cell office:value-type="float" office:value="-4.74554437142582" calcext:value-type="float">
            <text:p>-4.74554437142582</text:p>
          </table:table-cell>
          <table:table-cell office:value-type="float" office:value="0.0000020794632133696" calcext:value-type="float">
            <text:p>2.0794632133696E-06</text:p>
          </table:table-cell>
          <table:table-cell office:value-type="float" office:value="0.0026104194871833" calcext:value-type="float">
            <text:p>0.0026104194871833</text:p>
          </table:table-cell>
        </table:table-row>
        <table:table-row table:style-name="ro1">
          <table:table-cell office:value-type="string" calcext:value-type="string">
            <text:p>ENSG00000244025.4</text:p>
          </table:table-cell>
          <table:table-cell office:value-type="float" office:value="2.94748759140774" calcext:value-type="float">
            <text:p>2.94748759140774</text:p>
          </table:table-cell>
          <table:table-cell office:value-type="float" office:value="-3.26562186986459" calcext:value-type="float">
            <text:p>-3.26562186986459</text:p>
          </table:table-cell>
          <table:table-cell office:value-type="float" office:value="0.591979923737582" calcext:value-type="float">
            <text:p>0.591979923737582</text:p>
          </table:table-cell>
          <table:table-cell office:value-type="float" office:value="-3.82719375947775" calcext:value-type="float">
            <text:p>-3.82719375947775</text:p>
          </table:table-cell>
          <table:table-cell office:value-type="float" office:value="0.000129612486943211" calcext:value-type="float">
            <text:p>0.000129612486943211</text:p>
          </table:table-cell>
          <table:table-cell office:value-type="float" office:value="0.0574259559797802" calcext:value-type="float">
            <text:p>0.0574259559797802</text:p>
          </table:table-cell>
        </table:table-row>
        <table:table-row table:style-name="ro1">
          <table:table-cell office:value-type="string" calcext:value-type="string">
            <text:p>ENSG00000248863.2</text:p>
          </table:table-cell>
          <table:table-cell office:value-type="float" office:value="8.87320904568361" calcext:value-type="float">
            <text:p>8.87320904568361</text:p>
          </table:table-cell>
          <table:table-cell office:value-type="float" office:value="-3.7248875551368" calcext:value-type="float">
            <text:p>-3.7248875551368</text:p>
          </table:table-cell>
          <table:table-cell office:value-type="float" office:value="0.556579450795493" calcext:value-type="float">
            <text:p>0.556579450795493</text:p>
          </table:table-cell>
          <table:table-cell office:value-type="float" office:value="-4.89577463063404" calcext:value-type="float">
            <text:p>-4.89577463063404</text:p>
          </table:table-cell>
          <table:table-cell office:value-type="float" office:value="0.00000097919235960657" calcext:value-type="float">
            <text:p>9.7919235960657E-07</text:p>
          </table:table-cell>
          <table:table-cell office:value-type="float" office:value="0.00147505537051134" calcext:value-type="float">
            <text:p>0.00147505537051134</text:p>
          </table:table-cell>
        </table:table-row>
        <table:table-row table:style-name="ro1">
          <table:table-cell office:value-type="string" calcext:value-type="string">
            <text:p>ENSG00000250290.1</text:p>
          </table:table-cell>
          <table:table-cell office:value-type="float" office:value="3.69370029143598" calcext:value-type="float">
            <text:p>3.69370029143598</text:p>
          </table:table-cell>
          <table:table-cell office:value-type="float" office:value="-4.2915516318984" calcext:value-type="float">
            <text:p>-4.2915516318984</text:p>
          </table:table-cell>
          <table:table-cell office:value-type="float" office:value="0.741172380045452" calcext:value-type="float">
            <text:p>0.741172380045452</text:p>
          </table:table-cell>
          <table:table-cell office:value-type="float" office:value="-4.44100687035389" calcext:value-type="float">
            <text:p>-4.44100687035389</text:p>
          </table:table-cell>
          <table:table-cell office:value-type="float" office:value="0.00000895389357864216" calcext:value-type="float">
            <text:p>8.95389357864216E-06</text:p>
          </table:table-cell>
          <table:table-cell office:value-type="float" office:value="0.00770751159249517" calcext:value-type="float">
            <text:p>0.00770751159249517</text:p>
          </table:table-cell>
        </table:table-row>
        <table:table-row table:style-name="ro1">
          <table:table-cell office:value-type="string" calcext:value-type="string">
            <text:p>ENSG00000250461.1</text:p>
          </table:table-cell>
          <table:table-cell office:value-type="float" office:value="4.62984273710089" calcext:value-type="float">
            <text:p>4.62984273710089</text:p>
          </table:table-cell>
          <table:table-cell office:value-type="float" office:value="-4.04617059403083" calcext:value-type="float">
            <text:p>-4.04617059403083</text:p>
          </table:table-cell>
          <table:table-cell office:value-type="float" office:value="0.725593131291621" calcext:value-type="float">
            <text:p>0.725593131291621</text:p>
          </table:table-cell>
          <table:table-cell office:value-type="float" office:value="-4.19818003046469" calcext:value-type="float">
            <text:p>-4.19818003046469</text:p>
          </table:table-cell>
          <table:table-cell office:value-type="float" office:value="0.0000269068691744874" calcext:value-type="float">
            <text:p>2.69068691744874E-05</text:p>
          </table:table-cell>
          <table:table-cell office:value-type="float" office:value="0.0180144478775324" calcext:value-type="float">
            <text:p>0.0180144478775324</text:p>
          </table:table-cell>
        </table:table-row>
        <table:table-row table:style-name="ro1">
          <table:table-cell office:value-type="string" calcext:value-type="string">
            <text:p>ENSG00000251705.1</text:p>
          </table:table-cell>
          <table:table-cell office:value-type="float" office:value="526.323519199334" calcext:value-type="float">
            <text:p>526.323519199334</text:p>
          </table:table-cell>
          <table:table-cell office:value-type="float" office:value="2.12055085357722" calcext:value-type="float">
            <text:p>2.12055085357722</text:p>
          </table:table-cell>
          <table:table-cell office:value-type="float" office:value="0.271172721172903" calcext:value-type="float">
            <text:p>0.271172721172903</text:p>
          </table:table-cell>
          <table:table-cell office:value-type="float" office:value="4.13224032539299" calcext:value-type="float">
            <text:p>4.13224032539299</text:p>
          </table:table-cell>
          <table:table-cell office:value-type="float" office:value="0.0000359244516780632" calcext:value-type="float">
            <text:p>3.59244516780632E-05</text:p>
          </table:table-cell>
          <table:table-cell office:value-type="float" office:value="0.0216466376031338" calcext:value-type="float">
            <text:p>0.0216466376031338</text:p>
          </table:table-cell>
        </table:table-row>
        <table:table-row table:style-name="ro1">
          <table:table-cell office:value-type="string" calcext:value-type="string">
            <text:p>ENSG00000257315.2</text:p>
          </table:table-cell>
          <table:table-cell office:value-type="float" office:value="628.474141768194" calcext:value-type="float">
            <text:p>628.474141768194</text:p>
          </table:table-cell>
          <table:table-cell office:value-type="float" office:value="-1.72935221732355" calcext:value-type="float">
            <text:p>-1.72935221732355</text:p>
          </table:table-cell>
          <table:table-cell office:value-type="float" office:value="0.188120099118106" calcext:value-type="float">
            <text:p>0.188120099118106</text:p>
          </table:table-cell>
          <table:table-cell office:value-type="float" office:value="-3.87705630999931" calcext:value-type="float">
            <text:p>-3.87705630999931</text:p>
          </table:table-cell>
          <table:table-cell office:value-type="float" office:value="0.000105727895207214" calcext:value-type="float">
            <text:p>0.000105727895207214</text:p>
          </table:table-cell>
          <table:table-cell office:value-type="float" office:value="0.0513769359161765" calcext:value-type="float">
            <text:p>0.0513769359161765</text:p>
          </table:table-cell>
        </table:table-row>
        <table:table-row table:style-name="ro1">
          <table:table-cell office:value-type="string" calcext:value-type="string">
            <text:p>ENSG00000257802.1</text:p>
          </table:table-cell>
          <table:table-cell office:value-type="float" office:value="3.48435939885002" calcext:value-type="float">
            <text:p>3.48435939885002</text:p>
          </table:table-cell>
          <table:table-cell office:value-type="float" office:value="-3.62198044204346" calcext:value-type="float">
            <text:p>-3.62198044204346</text:p>
          </table:table-cell>
          <table:table-cell office:value-type="float" office:value="0.697468649966015" calcext:value-type="float">
            <text:p>0.697468649966015</text:p>
          </table:table-cell>
          <table:table-cell office:value-type="float" office:value="-3.75928071056846" calcext:value-type="float">
            <text:p>-3.75928071056846</text:p>
          </table:table-cell>
          <table:table-cell office:value-type="float" office:value="0.000170402561315263" calcext:value-type="float">
            <text:p>0.000170402561315263</text:p>
          </table:table-cell>
          <table:table-cell office:value-type="float" office:value="0.0703272379083046" calcext:value-type="float">
            <text:p>0.0703272379083046</text:p>
          </table:table-cell>
        </table:table-row>
        <table:table-row table:style-name="ro1">
          <table:table-cell office:value-type="string" calcext:value-type="string">
            <text:p>ENSG00000258367.2</text:p>
          </table:table-cell>
          <table:table-cell office:value-type="float" office:value="12.7738307328996" calcext:value-type="float">
            <text:p>12.7738307328996</text:p>
          </table:table-cell>
          <table:table-cell office:value-type="float" office:value="-2.21975845976257" calcext:value-type="float">
            <text:p>-2.21975845976257</text:p>
          </table:table-cell>
          <table:table-cell office:value-type="float" office:value="0.318405973029383" calcext:value-type="float">
            <text:p>0.318405973029383</text:p>
          </table:table-cell>
          <table:table-cell office:value-type="float" office:value="-3.8308278207143" calcext:value-type="float">
            <text:p>-3.8308278207143</text:p>
          </table:table-cell>
          <table:table-cell office:value-type="float" office:value="0.000127712854437923" calcext:value-type="float">
            <text:p>0.000127712854437923</text:p>
          </table:table-cell>
          <table:table-cell office:value-type="float" office:value="0.0574259559797802" calcext:value-type="float">
            <text:p>0.0574259559797802</text:p>
          </table:table-cell>
        </table:table-row>
        <table:table-row table:style-name="ro1">
          <table:table-cell office:value-type="string" calcext:value-type="string">
            <text:p>ENSG00000263405.1</text:p>
          </table:table-cell>
          <table:table-cell office:value-type="float" office:value="26.2545948584469" calcext:value-type="float">
            <text:p>26.2545948584469</text:p>
          </table:table-cell>
          <table:table-cell office:value-type="float" office:value="-5.49053406744611" calcext:value-type="float">
            <text:p>-5.49053406744611</text:p>
          </table:table-cell>
          <table:table-cell office:value-type="float" office:value="0.802485009006205" calcext:value-type="float">
            <text:p>0.802485009006205</text:p>
          </table:table-cell>
          <table:table-cell office:value-type="float" office:value="-5.59578561225358" calcext:value-type="float">
            <text:p>-5.59578561225358</text:p>
          </table:table-cell>
          <table:table-cell office:value-type="float" office:value="0.00000002196249616633" calcext:value-type="float">
            <text:p>2.196249616633E-08</text:p>
          </table:table-cell>
          <table:table-cell office:value-type="float" office:value="0.0000601532804090044" calcext:value-type="float">
            <text:p>6.01532804090044E-05</text:p>
          </table:table-cell>
        </table:table-row>
        <table:table-row table:style-name="ro1">
          <table:table-cell office:value-type="string" calcext:value-type="string">
            <text:p>ENSG00000273238.2</text:p>
          </table:table-cell>
          <table:table-cell office:value-type="float" office:value="5.39738101453303" calcext:value-type="float">
            <text:p>5.39738101453303</text:p>
          </table:table-cell>
          <table:table-cell office:value-type="float" office:value="2.93584544990335" calcext:value-type="float">
            <text:p>2.93584544990335</text:p>
          </table:table-cell>
          <table:table-cell office:value-type="float" office:value="0.405875407822234" calcext:value-type="float">
            <text:p>0.405875407822234</text:p>
          </table:table-cell>
          <table:table-cell office:value-type="float" office:value="4.76955590951009" calcext:value-type="float">
            <text:p>4.76955590951009</text:p>
          </table:table-cell>
          <table:table-cell office:value-type="float" office:value="0.00000184632495597973" calcext:value-type="float">
            <text:p>1.84632495597973E-06</text:p>
          </table:table-cell>
          <table:table-cell office:value-type="float" office:value="0.00241852514233727" calcext:value-type="float">
            <text:p>0.00241852514233727</text:p>
          </table:table-cell>
        </table:table-row>
        <table:table-row table:style-name="ro1">
          <table:table-cell office:value-type="string" calcext:value-type="string">
            <text:p>ENSG00000285476.1</text:p>
          </table:table-cell>
          <table:table-cell office:value-type="float" office:value="9.52973024268863" calcext:value-type="float">
            <text:p>9.52973024268863</text:p>
          </table:table-cell>
          <table:table-cell office:value-type="float" office:value="-2.57264521021722" calcext:value-type="float">
            <text:p>-2.57264521021722</text:p>
          </table:table-cell>
          <table:table-cell office:value-type="float" office:value="0.407388070942279" calcext:value-type="float">
            <text:p>0.407388070942279</text:p>
          </table:table-cell>
          <table:table-cell office:value-type="float" office:value="-3.86031237139498" calcext:value-type="float">
            <text:p>-3.86031237139498</text:p>
          </table:table-cell>
          <table:table-cell office:value-type="float" office:value="0.000113242167069955" calcext:value-type="float">
            <text:p>0.000113242167069955</text:p>
          </table:table-cell>
          <table:table-cell office:value-type="float" office:value="0.0541549207854538" calcext:value-type="float">
            <text:p>0.0541549207854538</text:p>
          </table:table-cell>
        </table:table-row>
      </table:table>
      <table:table table:name="GSE164471def_expressed" table:style-name="ta1"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4" table:default-cell-style-name="Default"/>
        <table:table-row table:style-name="ro1">
          <table:table-cell/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</table:table-row>
        <table:table-row table:style-name="ro1">
          <table:table-cell office:value-type="string" calcext:value-type="string">
            <text:p>ENSG00000232177.1</text:p>
          </table:table-cell>
          <table:table-cell office:value-type="float" office:value="429.549078494213" calcext:value-type="float">
            <text:p>429.549078494213</text:p>
          </table:table-cell>
          <table:table-cell office:value-type="float" office:value="5.33933131376" calcext:value-type="float">
            <text:p>5.33933131376</text:p>
          </table:table-cell>
          <table:table-cell office:value-type="float" office:value="0.927596483861473" calcext:value-type="float">
            <text:p>0.927596483861473</text:p>
          </table:table-cell>
          <table:table-cell office:value-type="float" office:value="5.75609266168518" calcext:value-type="float">
            <text:p>5.75609266168518</text:p>
          </table:table-cell>
          <table:table-cell office:value-type="float" office:value="0.00000000860831459652" calcext:value-type="float">
            <text:p>8.60831459652015E-09</text:p>
          </table:table-cell>
          <table:table-cell office:value-type="float" office:value="0.0000937531542707009" calcext:value-type="float">
            <text:p>9.37531542707009E-05</text:p>
          </table:table-cell>
        </table:table-row>
        <table:table-row table:style-name="ro1">
          <table:table-cell office:value-type="string" calcext:value-type="string">
            <text:p>ENSG00000233913.7</text:p>
          </table:table-cell>
          <table:table-cell office:value-type="float" office:value="108.575264851666" calcext:value-type="float">
            <text:p>108.575264851666</text:p>
          </table:table-cell>
          <table:table-cell office:value-type="float" office:value="4.19386676584425" calcext:value-type="float">
            <text:p>4.19386676584425</text:p>
          </table:table-cell>
          <table:table-cell office:value-type="float" office:value="0.962908445143022" calcext:value-type="float">
            <text:p>0.962908445143022</text:p>
          </table:table-cell>
          <table:table-cell office:value-type="float" office:value="4.35541591414886" calcext:value-type="float">
            <text:p>4.35541591414886</text:p>
          </table:table-cell>
          <table:table-cell office:value-type="float" office:value="0.0000132814494212895" calcext:value-type="float">
            <text:p>1.32814494212895E-05</text:p>
          </table:table-cell>
          <table:table-cell office:value-type="float" office:value="0.024108044274544" calcext:value-type="float">
            <text:p>0.024108044274544</text:p>
          </table:table-cell>
        </table:table-row>
        <table:table-row table:style-name="ro1">
          <table:table-cell office:value-type="string" calcext:value-type="string">
            <text:p>ENSG00000163395.16</text:p>
          </table:table-cell>
          <table:table-cell office:value-type="float" office:value="876.572977711688" calcext:value-type="float">
            <text:p>876.572977711688</text:p>
          </table:table-cell>
          <table:table-cell office:value-type="float" office:value="2.33796596068736" calcext:value-type="float">
            <text:p>2.33796596068736</text:p>
          </table:table-cell>
          <table:table-cell office:value-type="float" office:value="0.467826612941999" calcext:value-type="float">
            <text:p>0.467826612941999</text:p>
          </table:table-cell>
          <table:table-cell office:value-type="float" office:value="4.99750526372305" calcext:value-type="float">
            <text:p>4.99750526372305</text:p>
          </table:table-cell>
          <table:table-cell office:value-type="float" office:value="0.0000005807675397189" calcext:value-type="float">
            <text:p>5.80767539718901E-07</text:p>
          </table:table-cell>
          <table:table-cell office:value-type="float" office:value="0.00210837975835952" calcext:value-type="float">
            <text:p>0.00210837975835952</text:p>
          </table:table-cell>
        </table:table-row>
        <table:table-row table:style-name="ro1">
          <table:table-cell office:value-type="string" calcext:value-type="string">
            <text:p>ENSG00000162772.16</text:p>
          </table:table-cell>
          <table:table-cell office:value-type="float" office:value="31.891311153302" calcext:value-type="float">
            <text:p>31.891311153302</text:p>
          </table:table-cell>
          <table:table-cell office:value-type="float" office:value="1.85930917793851" calcext:value-type="float">
            <text:p>1.85930917793851</text:p>
          </table:table-cell>
          <table:table-cell office:value-type="float" office:value="0.476143548996121" calcext:value-type="float">
            <text:p>0.476143548996121</text:p>
          </table:table-cell>
          <table:table-cell office:value-type="float" office:value="3.9049340936333" calcext:value-type="float">
            <text:p>3.9049340936333</text:p>
          </table:table-cell>
          <table:table-cell office:value-type="float" office:value="0.0000942510677373234" calcext:value-type="float">
            <text:p>9.42510677373234E-05</text:p>
          </table:table-cell>
          <table:table-cell office:value-type="float" office:value="0.0993043437954105" calcext:value-type="float">
            <text:p>0.0993043437954105</text:p>
          </table:table-cell>
        </table:table-row>
        <table:table-row table:style-name="ro1">
          <table:table-cell office:value-type="string" calcext:value-type="string">
            <text:p>ENSG00000117143.13</text:p>
          </table:table-cell>
          <table:table-cell office:value-type="float" office:value="463.003238378373" calcext:value-type="float">
            <text:p>463.003238378373</text:p>
          </table:table-cell>
          <table:table-cell office:value-type="float" office:value="1.34566514690097" calcext:value-type="float">
            <text:p>1.34566514690097</text:p>
          </table:table-cell>
          <table:table-cell office:value-type="float" office:value="0.348979958297912" calcext:value-type="float">
            <text:p>0.348979958297912</text:p>
          </table:table-cell>
          <table:table-cell office:value-type="float" office:value="3.85599549459578" calcext:value-type="float">
            <text:p>3.85599549459578</text:p>
          </table:table-cell>
          <table:table-cell office:value-type="float" office:value="0.000115259610336808" calcext:value-type="float">
            <text:p>0.000115259610336808</text:p>
          </table:table-cell>
          <table:table-cell office:value-type="float" office:value="0.0993043437954105" calcext:value-type="float">
            <text:p>0.0993043437954105</text:p>
          </table:table-cell>
        </table:table-row>
        <table:table-row table:style-name="ro1">
          <table:table-cell office:value-type="string" calcext:value-type="string">
            <text:p>ENSG00000114757.18</text:p>
          </table:table-cell>
          <table:table-cell office:value-type="float" office:value="142.039268615765" calcext:value-type="float">
            <text:p>142.039268615765</text:p>
          </table:table-cell>
          <table:table-cell office:value-type="float" office:value="-1.19313398199727" calcext:value-type="float">
            <text:p>-1.19313398199727</text:p>
          </table:table-cell>
          <table:table-cell office:value-type="float" office:value="0.272917019898658" calcext:value-type="float">
            <text:p>0.272917019898658</text:p>
          </table:table-cell>
          <table:table-cell office:value-type="float" office:value="-4.37178297799206" calcext:value-type="float">
            <text:p>-4.37178297799206</text:p>
          </table:table-cell>
          <table:table-cell office:value-type="float" office:value="0.0000123235991114125" calcext:value-type="float">
            <text:p>1.23235991114125E-05</text:p>
          </table:table-cell>
          <table:table-cell office:value-type="float" office:value="0.024108044274544" calcext:value-type="float">
            <text:p>0.024108044274544</text:p>
          </table:table-cell>
        </table:table-row>
        <table:table-row table:style-name="ro1">
          <table:table-cell office:value-type="string" calcext:value-type="string">
            <text:p>ENSG00000140285.9</text:p>
          </table:table-cell>
          <table:table-cell office:value-type="float" office:value="33.6495407470464" calcext:value-type="float">
            <text:p>33.6495407470464</text:p>
          </table:table-cell>
          <table:table-cell office:value-type="float" office:value="-1.79798505942107" calcext:value-type="float">
            <text:p>-1.79798505942107</text:p>
          </table:table-cell>
          <table:table-cell office:value-type="float" office:value="0.36429309715353" calcext:value-type="float">
            <text:p>0.36429309715353</text:p>
          </table:table-cell>
          <table:table-cell office:value-type="float" office:value="-4.93554523396121" calcext:value-type="float">
            <text:p>-4.93554523396121</text:p>
          </table:table-cell>
          <table:table-cell office:value-type="float" office:value="0.00000079927152492481" calcext:value-type="float">
            <text:p>7.99271524924808E-07</text:p>
          </table:table-cell>
          <table:table-cell office:value-type="float" office:value="0.00217621654448902" calcext:value-type="float">
            <text:p>0.00217621654448902</text:p>
          </table:table-cell>
        </table:table-row>
        <table:table-row table:style-name="ro1">
          <table:table-cell office:value-type="string" calcext:value-type="string">
            <text:p>ENSG00000164588.6</text:p>
          </table:table-cell>
          <table:table-cell office:value-type="float" office:value="227.731478126259" calcext:value-type="float">
            <text:p>227.731478126259</text:p>
          </table:table-cell>
          <table:table-cell office:value-type="float" office:value="-1.84797993683978" calcext:value-type="float">
            <text:p>-1.84797993683978</text:p>
          </table:table-cell>
          <table:table-cell office:value-type="float" office:value="0.476116814021449" calcext:value-type="float">
            <text:p>0.476116814021449</text:p>
          </table:table-cell>
          <table:table-cell office:value-type="float" office:value="-3.88135827682938" calcext:value-type="float">
            <text:p>-3.88135827682938</text:p>
          </table:table-cell>
          <table:table-cell office:value-type="float" office:value="0.000103874679283568" calcext:value-type="float">
            <text:p>0.000103874679283568</text:p>
          </table:table-cell>
          <table:table-cell office:value-type="float" office:value="0.0993043437954105" calcext:value-type="float">
            <text:p>0.0993043437954105</text:p>
          </table:table-cell>
        </table:table-row>
        <table:table-row table:style-name="ro1">
          <table:table-cell office:value-type="string" calcext:value-type="string">
            <text:p>ENSG00000173212.4</text:p>
          </table:table-cell>
          <table:table-cell office:value-type="float" office:value="6949.76047629758" calcext:value-type="float">
            <text:p>6949.76047629758</text:p>
          </table:table-cell>
          <table:table-cell office:value-type="float" office:value="-1.86102341381964" calcext:value-type="float">
            <text:p>-1.86102341381964</text:p>
          </table:table-cell>
          <table:table-cell office:value-type="float" office:value="0.461992700034727" calcext:value-type="float">
            <text:p>0.461992700034727</text:p>
          </table:table-cell>
          <table:table-cell office:value-type="float" office:value="-4.02825285698184" calcext:value-type="float">
            <text:p>-4.02825285698184</text:p>
          </table:table-cell>
          <table:table-cell office:value-type="float" office:value="0.0000561928894437446" calcext:value-type="float">
            <text:p>5.61928894437446E-05</text:p>
          </table:table-cell>
          <table:table-cell office:value-type="float" office:value="0.0764995948664777" calcext:value-type="float">
            <text:p>0.0764995948664777</text:p>
          </table:table-cell>
        </table:table-row>
        <table:table-row table:style-name="ro1">
          <table:table-cell office:value-type="string" calcext:value-type="string">
            <text:p>ENSG00000133392.17</text:p>
          </table:table-cell>
          <table:table-cell office:value-type="float" office:value="137.25987809033" calcext:value-type="float">
            <text:p>137.25987809033</text:p>
          </table:table-cell>
          <table:table-cell office:value-type="float" office:value="-1.96973672341703" calcext:value-type="float">
            <text:p>-1.96973672341703</text:p>
          </table:table-cell>
          <table:table-cell office:value-type="float" office:value="0.506275935413516" calcext:value-type="float">
            <text:p>0.506275935413516</text:p>
          </table:table-cell>
          <table:table-cell office:value-type="float" office:value="-3.89063865302662" calcext:value-type="float">
            <text:p>-3.89063865302662</text:p>
          </table:table-cell>
          <table:table-cell office:value-type="float" office:value="0.0000999807272939401" calcext:value-type="float">
            <text:p>9.99807272939401E-05</text:p>
          </table:table-cell>
          <table:table-cell office:value-type="float" office:value="0.0993043437954105" calcext:value-type="float">
            <text:p>0.0993043437954105</text:p>
          </table:table-cell>
        </table:table-row>
        <table:table-row table:style-name="ro1">
          <table:table-cell office:value-type="string" calcext:value-type="string">
            <text:p>ENSG00000133020.4</text:p>
          </table:table-cell>
          <table:table-cell office:value-type="float" office:value="294.157959322016" calcext:value-type="float">
            <text:p>294.157959322016</text:p>
          </table:table-cell>
          <table:table-cell office:value-type="float" office:value="-2.12678223145549" calcext:value-type="float">
            <text:p>-2.12678223145549</text:p>
          </table:table-cell>
          <table:table-cell office:value-type="float" office:value="0.396386311558741" calcext:value-type="float">
            <text:p>0.396386311558741</text:p>
          </table:table-cell>
          <table:table-cell office:value-type="float" office:value="-5.36542804188212" calcext:value-type="float">
            <text:p>-5.36542804188212</text:p>
          </table:table-cell>
          <table:table-cell office:value-type="float" office:value="0.00000008075747171766" calcext:value-type="float">
            <text:p>8.07574717176607E-08</text:p>
          </table:table-cell>
          <table:table-cell office:value-type="float" office:value="0.000439764812238522" calcext:value-type="float">
            <text:p>0.000439764812238522</text:p>
          </table:table-cell>
        </table:table-row>
        <table:table-row table:style-name="ro1">
          <table:table-cell office:value-type="string" calcext:value-type="string">
            <text:p>ENSG00000249119.1</text:p>
          </table:table-cell>
          <table:table-cell office:value-type="float" office:value="161.684252822315" calcext:value-type="float">
            <text:p>161.684252822315</text:p>
          </table:table-cell>
          <table:table-cell office:value-type="float" office:value="-2.39004856223459" calcext:value-type="float">
            <text:p>-2.39004856223459</text:p>
          </table:table-cell>
          <table:table-cell office:value-type="float" office:value="0.620930867707497" calcext:value-type="float">
            <text:p>0.620930867707497</text:p>
          </table:table-cell>
          <table:table-cell office:value-type="float" office:value="-3.8491379419721" calcext:value-type="float">
            <text:p>-3.8491379419721</text:p>
          </table:table-cell>
          <table:table-cell office:value-type="float" office:value="0.000118534245646895" calcext:value-type="float">
            <text:p>0.000118534245646895</text:p>
          </table:table-cell>
          <table:table-cell office:value-type="float" office:value="0.0993043437954105" calcext:value-type="float">
            <text:p>0.0993043437954105</text:p>
          </table:table-cell>
        </table:table-row>
        <table:table-row table:style-name="ro1">
          <table:table-cell office:value-type="string" calcext:value-type="string">
            <text:p>ENSG00000249780.1</text:p>
          </table:table-cell>
          <table:table-cell office:value-type="float" office:value="53.432837098889" calcext:value-type="float">
            <text:p>53.432837098889</text:p>
          </table:table-cell>
          <table:table-cell office:value-type="float" office:value="-3.01266674457869" calcext:value-type="float">
            <text:p>-3.01266674457869</text:p>
          </table:table-cell>
          <table:table-cell office:value-type="float" office:value="0.718005096735018" calcext:value-type="float">
            <text:p>0.718005096735018</text:p>
          </table:table-cell>
          <table:table-cell office:value-type="float" office:value="-4.19588490148354" calcext:value-type="float">
            <text:p>-4.19588490148354</text:p>
          </table:table-cell>
          <table:table-cell office:value-type="float" office:value="0.0000271808261676232" calcext:value-type="float">
            <text:p>2.71808261676232E-05</text:p>
          </table:table-cell>
          <table:table-cell office:value-type="float" office:value="0.042289482541655" calcext:value-type="float">
            <text:p>0.042289482541655</text:p>
          </table:table-cell>
        </table:table-row>
      </table:table>
      <table:table table:name="GSE164471_MAvOdef_expressed" table:style-name="ta1"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/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</table:table-row>
        <table:table-row table:style-name="ro1">
          <table:table-cell office:value-type="string" calcext:value-type="string">
            <text:p>ENSG00000144045.13</text:p>
          </table:table-cell>
          <table:table-cell office:value-type="float" office:value="64.1621636130816" calcext:value-type="float">
            <text:p>64.1621636130816</text:p>
          </table:table-cell>
          <table:table-cell office:value-type="float" office:value="5.18617409637473" calcext:value-type="float">
            <text:p>5.18617409637473</text:p>
          </table:table-cell>
          <table:table-cell office:value-type="float" office:value="0.904444460906273" calcext:value-type="float">
            <text:p>0.904444460906273</text:p>
          </table:table-cell>
          <table:table-cell office:value-type="float" office:value="5.73409901938929" calcext:value-type="float">
            <text:p>5.73409901938929</text:p>
          </table:table-cell>
          <table:table-cell office:value-type="float" office:value="0.00000000980320504553" calcext:value-type="float">
            <text:p>9.80320504553172E-09</text:p>
          </table:table-cell>
          <table:table-cell office:value-type="float" office:value="0.000332985465781576" calcext:value-type="float">
            <text:p>0.000332985465781576</text:p>
          </table:table-cell>
        </table:table-row>
        <table:table-row table:style-name="ro1">
          <table:table-cell office:value-type="string" calcext:value-type="string">
            <text:p>ENSG00000247627.2</text:p>
          </table:table-cell>
          <table:table-cell office:value-type="float" office:value="1259.68907027134" calcext:value-type="float">
            <text:p>1259.68907027134</text:p>
          </table:table-cell>
          <table:table-cell office:value-type="float" office:value="2.53987166497475" calcext:value-type="float">
            <text:p>2.53987166497475</text:p>
          </table:table-cell>
          <table:table-cell office:value-type="float" office:value="0.563766670594613" calcext:value-type="float">
            <text:p>0.563766670594613</text:p>
          </table:table-cell>
          <table:table-cell office:value-type="float" office:value="4.5051823696777" calcext:value-type="float">
            <text:p>4.5051823696777</text:p>
          </table:table-cell>
          <table:table-cell office:value-type="float" office:value="0.00000663159647415593" calcext:value-type="float">
            <text:p>6.63159647415593E-06</text:p>
          </table:table-cell>
          <table:table-cell office:value-type="float" office:value="0.0620422521324059" calcext:value-type="float">
            <text:p>0.0620422521324059</text:p>
          </table:table-cell>
        </table:table-row>
        <table:table-row table:style-name="ro1">
          <table:table-cell office:value-type="string" calcext:value-type="string">
            <text:p>ENSG00000133020.4</text:p>
          </table:table-cell>
          <table:table-cell office:value-type="float" office:value="306.628059633989" calcext:value-type="float">
            <text:p>306.628059633989</text:p>
          </table:table-cell>
          <table:table-cell office:value-type="float" office:value="-1.72021888075379" calcext:value-type="float">
            <text:p>-1.72021888075379</text:p>
          </table:table-cell>
          <table:table-cell office:value-type="float" office:value="0.364137970223663" calcext:value-type="float">
            <text:p>0.364137970223663</text:p>
          </table:table-cell>
          <table:table-cell office:value-type="float" office:value="-4.72408543304941" calcext:value-type="float">
            <text:p>-4.72408543304941</text:p>
          </table:table-cell>
          <table:table-cell office:value-type="float" office:value="0.00000231153234378655" calcext:value-type="float">
            <text:p>2.31153234378655E-06</text:p>
          </table:table-cell>
          <table:table-cell office:value-type="float" office:value="0.0392579095606988" calcext:value-type="float">
            <text:p>0.0392579095606988</text:p>
          </table:table-cell>
        </table:table-row>
        <table:table-row table:style-name="ro1">
          <table:table-cell office:value-type="string" calcext:value-type="string">
            <text:p>ENSG00000237973.1</text:p>
          </table:table-cell>
          <table:table-cell office:value-type="float" office:value="9170.7271166777" calcext:value-type="float">
            <text:p>9170.7271166777</text:p>
          </table:table-cell>
          <table:table-cell office:value-type="float" office:value="-2.90847588473048" calcext:value-type="float">
            <text:p>-2.90847588473048</text:p>
          </table:table-cell>
          <table:table-cell office:value-type="float" office:value="0.648552072905957" calcext:value-type="float">
            <text:p>0.648552072905957</text:p>
          </table:table-cell>
          <table:table-cell office:value-type="float" office:value="-4.48456801887707" calcext:value-type="float">
            <text:p>-4.48456801887707</text:p>
          </table:table-cell>
          <table:table-cell office:value-type="float" office:value="0.00000730617977830317" calcext:value-type="float">
            <text:p>7.30617977830317E-06</text:p>
          </table:table-cell>
          <table:table-cell office:value-type="float" office:value="0.0620422521324059" calcext:value-type="float">
            <text:p>0.0620422521324059</text:p>
          </table:table-cell>
        </table:table-row>
      </table:table>
      <table:table table:name="GSE164471_MAvYdef_expressed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</table:table-row>
        <table:table-row table:style-name="ro1">
          <table:table-cell office:value-type="string" calcext:value-type="string">
            <text:p>ENSG00000249780.1</text:p>
          </table:table-cell>
          <table:table-cell office:value-type="float" office:value="102.689863258977" calcext:value-type="float">
            <text:p>102.689863258977</text:p>
          </table:table-cell>
          <table:table-cell office:value-type="float" office:value="4.41415757509464" calcext:value-type="float">
            <text:p>4.41415757509464</text:p>
          </table:table-cell>
          <table:table-cell office:value-type="float" office:value="0.695221304435892" calcext:value-type="float">
            <text:p>0.695221304435892</text:p>
          </table:table-cell>
          <table:table-cell office:value-type="float" office:value="6.34928410123497" calcext:value-type="float">
            <text:p>6.34928410123497</text:p>
          </table:table-cell>
          <table:table-cell office:value-type="float" office:value="0.00000000021631921861" calcext:value-type="float">
            <text:p>2.16319218608922E-10</text:p>
          </table:table-cell>
          <table:table-cell office:value-type="float" office:value="0.00000420654352506909" calcext:value-type="float">
            <text:p>4.20654352506909E-06</text:p>
          </table:table-cell>
        </table:table-row>
        <table:table-row table:style-name="ro1">
          <table:table-cell office:value-type="string" calcext:value-type="string">
            <text:p>ENSG00000144488.14</text:p>
          </table:table-cell>
          <table:table-cell office:value-type="float" office:value="5.77925119907936" calcext:value-type="float">
            <text:p>5.77925119907936</text:p>
          </table:table-cell>
          <table:table-cell office:value-type="float" office:value="4.20417296637038" calcext:value-type="float">
            <text:p>4.20417296637038</text:p>
          </table:table-cell>
          <table:table-cell office:value-type="float" office:value="0.883273474828702" calcext:value-type="float">
            <text:p>0.883273474828702</text:p>
          </table:table-cell>
          <table:table-cell office:value-type="float" office:value="4.75976363626874" calcext:value-type="float">
            <text:p>4.75976363626874</text:p>
          </table:table-cell>
          <table:table-cell office:value-type="float" office:value="0.00000193819804567065" calcext:value-type="float">
            <text:p>1.93819804567065E-06</text:p>
          </table:table-cell>
          <table:table-cell office:value-type="float" office:value="0.00942254979902788" calcext:value-type="float">
            <text:p>0.00942254979902788</text:p>
          </table:table-cell>
        </table:table-row>
        <table:table-row table:style-name="ro1">
          <table:table-cell office:value-type="string" calcext:value-type="string">
            <text:p>ENSG00000162892.15</text:p>
          </table:table-cell>
          <table:table-cell office:value-type="float" office:value="6.70128123300855" calcext:value-type="float">
            <text:p>6.70128123300855</text:p>
          </table:table-cell>
          <table:table-cell office:value-type="float" office:value="3.2450904047501" calcext:value-type="float">
            <text:p>3.2450904047501</text:p>
          </table:table-cell>
          <table:table-cell office:value-type="float" office:value="0.791418969402965" calcext:value-type="float">
            <text:p>0.791418969402965</text:p>
          </table:table-cell>
          <table:table-cell office:value-type="float" office:value="4.10034448276891" calcext:value-type="float">
            <text:p>4.10034448276891</text:p>
          </table:table-cell>
          <table:table-cell office:value-type="float" office:value="0.0000412535590296245" calcext:value-type="float">
            <text:p>4.12535590296245E-05</text:p>
          </table:table-cell>
          <table:table-cell office:value-type="float" office:value="0.0573011934921484" calcext:value-type="float">
            <text:p>0.0573011934921484</text:p>
          </table:table-cell>
        </table:table-row>
        <table:table-row table:style-name="ro1">
          <table:table-cell office:value-type="string" calcext:value-type="string">
            <text:p>ENSG00000249119.1</text:p>
          </table:table-cell>
          <table:table-cell office:value-type="float" office:value="129.481085021642" calcext:value-type="float">
            <text:p>129.481085021642</text:p>
          </table:table-cell>
          <table:table-cell office:value-type="float" office:value="2.41118731681849" calcext:value-type="float">
            <text:p>2.41118731681849</text:p>
          </table:table-cell>
          <table:table-cell office:value-type="float" office:value="0.51165860380569" calcext:value-type="float">
            <text:p>0.51165860380569</text:p>
          </table:table-cell>
          <table:table-cell office:value-type="float" office:value="4.71249246838459" calcext:value-type="float">
            <text:p>4.71249246838459</text:p>
          </table:table-cell>
          <table:table-cell office:value-type="float" office:value="0.00000244705127928594" calcext:value-type="float">
            <text:p>2.44705127928594E-06</text:p>
          </table:table-cell>
          <table:table-cell office:value-type="float" office:value="0.00951656236608022" calcext:value-type="float">
            <text:p>0.00951656236608022</text:p>
          </table:table-cell>
        </table:table-row>
        <table:table-row table:style-name="ro1">
          <table:table-cell office:value-type="string" calcext:value-type="string">
            <text:p>ENSG00000127720.7</text:p>
          </table:table-cell>
          <table:table-cell office:value-type="float" office:value="502.210562048097" calcext:value-type="float">
            <text:p>502.210562048097</text:p>
          </table:table-cell>
          <table:table-cell office:value-type="float" office:value="1.53291163953988" calcext:value-type="float">
            <text:p>1.53291163953988</text:p>
          </table:table-cell>
          <table:table-cell office:value-type="float" office:value="0.360924322668298" calcext:value-type="float">
            <text:p>0.360924322668298</text:p>
          </table:table-cell>
          <table:table-cell office:value-type="float" office:value="4.2471829778806" calcext:value-type="float">
            <text:p>4.2471829778806</text:p>
          </table:table-cell>
          <table:table-cell office:value-type="float" office:value="0.0000216475159181199" calcext:value-type="float">
            <text:p>2.16475159181199E-05</text:p>
          </table:table-cell>
          <table:table-cell office:value-type="float" office:value="0.0350797995453132" calcext:value-type="float">
            <text:p>0.0350797995453132</text:p>
          </table:table-cell>
        </table:table-row>
        <table:table-row table:style-name="ro1">
          <table:table-cell office:value-type="string" calcext:value-type="string">
            <text:p>ENSG00000174527.9</text:p>
          </table:table-cell>
          <table:table-cell office:value-type="float" office:value="13.9156524518131" calcext:value-type="float">
            <text:p>13.9156524518131</text:p>
          </table:table-cell>
          <table:table-cell office:value-type="float" office:value="1.45666422555883" calcext:value-type="float">
            <text:p>1.45666422555883</text:p>
          </table:table-cell>
          <table:table-cell office:value-type="float" office:value="0.350069803452171" calcext:value-type="float">
            <text:p>0.350069803452171</text:p>
          </table:table-cell>
          <table:table-cell office:value-type="float" office:value="4.1610679104399" calcext:value-type="float">
            <text:p>4.1610679104399</text:p>
          </table:table-cell>
          <table:table-cell office:value-type="float" office:value="0.0000316762865361881" calcext:value-type="float">
            <text:p>3.16762865361881E-05</text:p>
          </table:table-cell>
          <table:table-cell office:value-type="float" office:value="0.0473828513832857" calcext:value-type="float">
            <text:p>0.0473828513832857</text:p>
          </table:table-cell>
        </table:table-row>
        <table:table-row table:style-name="ro1">
          <table:table-cell office:value-type="string" calcext:value-type="string">
            <text:p>ENSG00000183530.13</text:p>
          </table:table-cell>
          <table:table-cell office:value-type="float" office:value="82.0066207808001" calcext:value-type="float">
            <text:p>82.0066207808001</text:p>
          </table:table-cell>
          <table:table-cell office:value-type="float" office:value="-0.812977127464121" calcext:value-type="float">
            <text:p>-0.812977127464121</text:p>
          </table:table-cell>
          <table:table-cell office:value-type="float" office:value="0.190474725999976" calcext:value-type="float">
            <text:p>0.190474725999976</text:p>
          </table:table-cell>
          <table:table-cell office:value-type="float" office:value="-4.26816273495636" calcext:value-type="float">
            <text:p>-4.26816273495636</text:p>
          </table:table-cell>
          <table:table-cell office:value-type="float" office:value="0.0000197089529434952" calcext:value-type="float">
            <text:p>1.97089529434952E-05</text:p>
          </table:table-cell>
          <table:table-cell office:value-type="float" office:value="0.0350797995453132" calcext:value-type="float">
            <text:p>0.0350797995453132</text:p>
          </table:table-cell>
        </table:table-row>
        <table:table-row table:style-name="ro1">
          <table:table-cell office:value-type="string" calcext:value-type="string">
            <text:p>ENSG00000197872.11</text:p>
          </table:table-cell>
          <table:table-cell office:value-type="float" office:value="244.658894773409" calcext:value-type="float">
            <text:p>244.658894773409</text:p>
          </table:table-cell>
          <table:table-cell office:value-type="float" office:value="-1.0298098423472" calcext:value-type="float">
            <text:p>-1.0298098423472</text:p>
          </table:table-cell>
          <table:table-cell office:value-type="float" office:value="0.225227677449414" calcext:value-type="float">
            <text:p>0.225227677449414</text:p>
          </table:table-cell>
          <table:table-cell office:value-type="float" office:value="-4.57230591732448" calcext:value-type="float">
            <text:p>-4.57230591732448</text:p>
          </table:table-cell>
          <table:table-cell office:value-type="float" office:value="0.0000048238596732143" calcext:value-type="float">
            <text:p>4.8238596732143E-06</text:p>
          </table:table-cell>
          <table:table-cell office:value-type="float" office:value="0.0134006821721893" calcext:value-type="float">
            <text:p>0.0134006821721893</text:p>
          </table:table-cell>
        </table:table-row>
        <table:table-row table:style-name="ro1">
          <table:table-cell office:value-type="string" calcext:value-type="string">
            <text:p>ENSG00000213593.9</text:p>
          </table:table-cell>
          <table:table-cell office:value-type="float" office:value="90.6878212871122" calcext:value-type="float">
            <text:p>90.6878212871122</text:p>
          </table:table-cell>
          <table:table-cell office:value-type="float" office:value="-1.36250957066843" calcext:value-type="float">
            <text:p>-1.36250957066843</text:p>
          </table:table-cell>
          <table:table-cell office:value-type="float" office:value="0.267716563728464" calcext:value-type="float">
            <text:p>0.267716563728464</text:p>
          </table:table-cell>
          <table:table-cell office:value-type="float" office:value="-5.08937344665148" calcext:value-type="float">
            <text:p>-5.08937344665148</text:p>
          </table:table-cell>
          <table:table-cell office:value-type="float" office:value="0.00000035924851451423" calcext:value-type="float">
            <text:p>3.59248514514232E-07</text:p>
          </table:table-cell>
          <table:table-cell office:value-type="float" office:value="0.00232864887108125" calcext:value-type="float">
            <text:p>0.00232864887108125</text:p>
          </table:table-cell>
        </table:table-row>
        <table:table-row table:style-name="ro1">
          <table:table-cell office:value-type="string" calcext:value-type="string">
            <text:p>ENSG00000134440.11</text:p>
          </table:table-cell>
          <table:table-cell office:value-type="float" office:value="186.402117210666" calcext:value-type="float">
            <text:p>186.402117210666</text:p>
          </table:table-cell>
          <table:table-cell office:value-type="float" office:value="-1.45095041187677" calcext:value-type="float">
            <text:p>-1.45095041187677</text:p>
          </table:table-cell>
          <table:table-cell office:value-type="float" office:value="0.368292601228201" calcext:value-type="float">
            <text:p>0.368292601228201</text:p>
          </table:table-cell>
          <table:table-cell office:value-type="float" office:value="-3.93966755519407" calcext:value-type="float">
            <text:p>-3.93966755519407</text:p>
          </table:table-cell>
          <table:table-cell office:value-type="float" office:value="0.0000815945983742569" calcext:value-type="float">
            <text:p>8.15945983742569E-05</text:p>
          </table:table-cell>
          <table:table-cell office:value-type="float" office:value="0.0982420176948732" calcext:value-type="float">
            <text:p>0.0982420176948732</text:p>
          </table:table-cell>
        </table:table-row>
        <table:table-row table:style-name="ro1">
          <table:table-cell office:value-type="string" calcext:value-type="string">
            <text:p>ENSG00000226074.4</text:p>
          </table:table-cell>
          <table:table-cell office:value-type="float" office:value="34.6147350915913" calcext:value-type="float">
            <text:p>34.6147350915913</text:p>
          </table:table-cell>
          <table:table-cell office:value-type="float" office:value="-2.09571650015336" calcext:value-type="float">
            <text:p>-2.09571650015336</text:p>
          </table:table-cell>
          <table:table-cell office:value-type="float" office:value="0.526962706624938" calcext:value-type="float">
            <text:p>0.526962706624938</text:p>
          </table:table-cell>
          <table:table-cell office:value-type="float" office:value="-3.97697308330582" calcext:value-type="float">
            <text:p>-3.97697308330582</text:p>
          </table:table-cell>
          <table:table-cell office:value-type="float" office:value="0.0000697980621560007" calcext:value-type="float">
            <text:p>6.97980621560007E-05</text:p>
          </table:table-cell>
          <table:table-cell office:value-type="float" office:value="0.0904862077790393" calcext:value-type="float">
            <text:p>0.0904862077790393</text:p>
          </table:table-cell>
        </table:table-row>
        <table:table-row table:style-name="ro1">
          <table:table-cell office:value-type="string" calcext:value-type="string">
            <text:p>ENSG00000107937.18</text:p>
          </table:table-cell>
          <table:table-cell office:value-type="float" office:value="28.1451700378672" calcext:value-type="float">
            <text:p>28.1451700378672</text:p>
          </table:table-cell>
          <table:table-cell office:value-type="float" office:value="-2.32901250672155" calcext:value-type="float">
            <text:p>-2.32901250672155</text:p>
          </table:table-cell>
          <table:table-cell office:value-type="float" office:value="0.546373439477768" calcext:value-type="float">
            <text:p>0.546373439477768</text:p>
          </table:table-cell>
          <table:table-cell office:value-type="float" office:value="-4.26267519326645" calcext:value-type="float">
            <text:p>-4.26267519326645</text:p>
          </table:table-cell>
          <table:table-cell office:value-type="float" office:value="0.0000201994021329727" calcext:value-type="float">
            <text:p>2.01994021329727E-05</text:p>
          </table:table-cell>
          <table:table-cell office:value-type="float" office:value="0.0350797995453132" calcext:value-type="float">
            <text:p>0.0350797995453132</text:p>
          </table:table-cell>
        </table:table-row>
        <table:table-row table:style-name="ro1">
          <table:table-cell office:value-type="string" calcext:value-type="string">
            <text:p>ENSG00000237973.1</text:p>
          </table:table-cell>
          <table:table-cell office:value-type="float" office:value="8914.3602939708" calcext:value-type="float">
            <text:p>8914.3602939708</text:p>
          </table:table-cell>
          <table:table-cell office:value-type="float" office:value="-2.95845619128363" calcext:value-type="float">
            <text:p>-2.95845619128363</text:p>
          </table:table-cell>
          <table:table-cell office:value-type="float" office:value="0.692654878246087" calcext:value-type="float">
            <text:p>0.692654878246087</text:p>
          </table:table-cell>
          <table:table-cell office:value-type="float" office:value="-4.27118365032658" calcext:value-type="float">
            <text:p>-4.27118365032658</text:p>
          </table:table-cell>
          <table:table-cell office:value-type="float" office:value="0.0000194438200833971" calcext:value-type="float">
            <text:p>1.94438200833971E-05</text:p>
          </table:table-cell>
          <table:table-cell office:value-type="float" office:value="0.0350797995453132" calcext:value-type="float">
            <text:p>0.0350797995453132</text:p>
          </table:table-cell>
        </table:table-row>
        <table:table-row table:style-name="ro1">
          <table:table-cell office:value-type="string" calcext:value-type="string">
            <text:p>ENSG00000169504.14</text:p>
          </table:table-cell>
          <table:table-cell office:value-type="float" office:value="21.5177123850723" calcext:value-type="float">
            <text:p>21.5177123850723</text:p>
          </table:table-cell>
          <table:table-cell office:value-type="float" office:value="-3.64649112028831" calcext:value-type="float">
            <text:p>-3.64649112028831</text:p>
          </table:table-cell>
          <table:table-cell office:value-type="float" office:value="0.821636905507976" calcext:value-type="float">
            <text:p>0.821636905507976</text:p>
          </table:table-cell>
          <table:table-cell office:value-type="float" office:value="-4.43808097694184" calcext:value-type="float">
            <text:p>-4.43808097694184</text:p>
          </table:table-cell>
          <table:table-cell office:value-type="float" office:value="0.00000907644744125073" calcext:value-type="float">
            <text:p>9.07644744125073E-06</text:p>
          </table:table-cell>
          <table:table-cell office:value-type="float" office:value="0.0220625746178202" calcext:value-type="float">
            <text:p>0.0220625746178202</text:p>
          </table:table-cell>
        </table:table-row>
        <table:table-row table:style-name="ro1">
          <table:table-cell office:value-type="string" calcext:value-type="string">
            <text:p>ENSG00000233913.7</text:p>
          </table:table-cell>
          <table:table-cell office:value-type="float" office:value="139.545271884072" calcext:value-type="float">
            <text:p>139.545271884072</text:p>
          </table:table-cell>
          <table:table-cell office:value-type="float" office:value="-4.22538762530215" calcext:value-type="float">
            <text:p>-4.22538762530215</text:p>
          </table:table-cell>
          <table:table-cell office:value-type="float" office:value="1.07588600537824" calcext:value-type="float">
            <text:p>1.07588600537824</text:p>
          </table:table-cell>
          <table:table-cell office:value-type="float" office:value="-3.92735624794809" calcext:value-type="float">
            <text:p>-3.92735624794809</text:p>
          </table:table-cell>
          <table:table-cell office:value-type="float" office:value="0.0000858847218354851" calcext:value-type="float">
            <text:p>8.58847218354851E-05</text:p>
          </table:table-cell>
          <table:table-cell office:value-type="float" office:value="0.0982420176948732" calcext:value-type="float">
            <text:p>0.0982420176948732</text:p>
          </table:table-cell>
        </table:table-row>
        <table:table-row table:style-name="ro1">
          <table:table-cell office:value-type="string" calcext:value-type="string">
            <text:p>ENSG00000270388.1</text:p>
          </table:table-cell>
          <table:table-cell office:value-type="float" office:value="587.431943358075" calcext:value-type="float">
            <text:p>587.431943358075</text:p>
          </table:table-cell>
          <table:table-cell office:value-type="float" office:value="-4.54577636276438" calcext:value-type="float">
            <text:p>-4.54577636276438</text:p>
          </table:table-cell>
          <table:table-cell office:value-type="float" office:value="0.972311628331846" calcext:value-type="float">
            <text:p>0.972311628331846</text:p>
          </table:table-cell>
          <table:table-cell office:value-type="float" office:value="-4.67522575099033" calcext:value-type="float">
            <text:p>-4.67522575099033</text:p>
          </table:table-cell>
          <table:table-cell office:value-type="float" office:value="0.00000293630434004327" calcext:value-type="float">
            <text:p>2.93630434004327E-06</text:p>
          </table:table-cell>
          <table:table-cell office:value-type="float" office:value="0.00951656236608022" calcext:value-type="float">
            <text:p>0.00951656236608022</text:p>
          </table:table-cell>
        </table:table-row>
        <table:table-row table:style-name="ro1">
          <table:table-cell office:value-type="string" calcext:value-type="string">
            <text:p>ENSG00000232177.1</text:p>
          </table:table-cell>
          <table:table-cell office:value-type="float" office:value="338.214116765451" calcext:value-type="float">
            <text:p>338.214116765451</text:p>
          </table:table-cell>
          <table:table-cell office:value-type="float" office:value="-4.58275021090326" calcext:value-type="float">
            <text:p>-4.58275021090326</text:p>
          </table:table-cell>
          <table:table-cell office:value-type="float" office:value="0.791232229947237" calcext:value-type="float">
            <text:p>0.791232229947237</text:p>
          </table:table-cell>
          <table:table-cell office:value-type="float" office:value="-5.79191549263465" calcext:value-type="float">
            <text:p>-5.79191549263465</text:p>
          </table:table-cell>
          <table:table-cell office:value-type="float" office:value="0.00000000695881569415" calcext:value-type="float">
            <text:p>6.95881569414726E-09</text:p>
          </table:table-cell>
          <table:table-cell office:value-type="float" office:value="0.0000676605649941938" calcext:value-type="float">
            <text:p>6.7660564994193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4T19:00:03.930696898</dc:date>
    <meta:editing-duration>PT3H13M29S</meta:editing-duration>
    <meta:editing-cycles>4</meta:editing-cycles>
    <meta:generator>LibreOffice/7.3.6.2$Linux_X86_64 LibreOffice_project/30$Build-2</meta:generator>
    <meta:document-statistic meta:table-count="5" meta:cell-count="961" meta:object-count="0"/>
  </office:meta>
</office:document-meta>
</file>